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1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OpenSymbol" svg:font-family="OpenSymbol"/>
    <style:font-face style:name="Symbol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0" style:family="table">
      <style:table-properties style:width="17.007cm" fo:margin-left="0cm" table:align="left"/>
    </style:style>
    <style:style style:name="Tableau10.A" style:family="table-column">
      <style:table-column-properties style:column-width="1.545cm"/>
    </style:style>
    <style:style style:name="Tableau10.B" style:family="table-column">
      <style:table-column-properties style:column-width="1.963cm"/>
    </style:style>
    <style:style style:name="Tableau10.C" style:family="table-column">
      <style:table-column-properties style:column-width="1.127cm"/>
    </style:style>
    <style:style style:name="Tableau10.D" style:family="table-column">
      <style:table-column-properties style:column-width="0.861cm"/>
    </style:style>
    <style:style style:name="Tableau10.E" style:family="table-column">
      <style:table-column-properties style:column-width="1.596cm"/>
    </style:style>
    <style:style style:name="Tableau10.F" style:family="table-column">
      <style:table-column-properties style:column-width="1.505cm"/>
    </style:style>
    <style:style style:name="Tableau10.G" style:family="table-column">
      <style:table-column-properties style:column-width="1.3cm"/>
    </style:style>
    <style:style style:name="Tableau10.H" style:family="table-column">
      <style:table-column-properties style:column-width="2.208cm"/>
    </style:style>
    <style:style style:name="Tableau10.I" style:family="table-column">
      <style:table-column-properties style:column-width="2.692cm"/>
    </style:style>
    <style:style style:name="Tableau10.J" style:family="table-column">
      <style:table-column-properties style:column-width="2.21cm"/>
    </style:style>
    <style:style style:name="Tableau10.A1" style:family="table-cell">
      <style:table-cell-properties fo:padding="0.097cm" fo:border-left="0.018cm solid #000000" fo:border-right="none" fo:border-top="0.018cm solid #000000" fo:border-bottom="0.018cm solid #000000" style:writing-mode="page"/>
    </style:style>
    <style:style style:name="Tableau10.J1" style:family="table-cell">
      <style:table-cell-properties fo:padding="0.097cm" fo:border="0.018cm solid #000000" style:writing-mode="page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language="fr" fo:country="FR"/>
    </style:style>
    <style:style style:name="P4" style:family="paragraph" style:parent-style-name="Text_20_body">
      <style:paragraph-properties fo:text-align="justify" style:justify-single-word="false"/>
      <style:text-properties fo:language="fr" fo:country="FR"/>
    </style:style>
    <style:style style:name="P5" style:family="paragraph" style:parent-style-name="Text_20_body">
      <style:text-properties fo:font-size="11pt" fo:language="fr" fo:country="FR" style:font-size-asian="11pt" style:font-size-complex="11pt"/>
    </style:style>
    <style:style style:name="P6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ext_20_body">
      <style:text-properties fo:font-size="11pt" fo:language="fr" fo:country="FR" style:font-size-asian="9.60000038146973pt" style:font-size-complex="11pt"/>
    </style:style>
    <style:style style:name="P11" style:family="paragraph" style:parent-style-name="Text_20_body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2" style:family="paragraph" style:parent-style-name="Text_20_body">
      <style:text-properties fo:font-size="11pt" style:font-size-asian="11pt" style:font-size-complex="11pt"/>
    </style:style>
    <style:style style:name="P13" style:family="paragraph" style:parent-style-name="Text_20_body">
      <style:text-properties fo:font-size="11pt" style:font-size-asian="9.60000038146973pt" style:font-size-complex="11pt"/>
    </style:style>
    <style:style style:name="P14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5" style:family="paragraph" style:parent-style-name="Text_20_body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1pt" fo:language="fr" fo:country="FR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style:font-size-asian="11pt" style:font-size-complex="11pt"/>
    </style:style>
    <style:style style:name="P22" style:family="paragraph" style:parent-style-name="Standard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style:font-name="Times New Roman" fo:font-size="11pt" fo:language="fr" fo:country="FR" fo:font-style="normal" fo:font-weight="normal" style:font-size-asian="9.60000038146973pt" style:font-style-asian="normal" style:font-weight-asian="normal" style:font-size-complex="11pt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6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30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2" style:family="paragraph" style:parent-style-name="Table_20_Contents">
      <style:paragraph-properties fo:text-align="justify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33" style:family="paragraph" style:parent-style-name="Heading_20_2">
      <style:text-properties fo:language="fr" fo:country="FR"/>
    </style:style>
    <style:style style:name="P34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Heading_20_1">
      <style:paragraph-properties fo:text-align="justify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36" style:family="paragraph" style:parent-style-name="Heading_20_1">
      <style:text-properties fo:language="fr" fo:country="FR"/>
    </style:style>
    <style:style style:name="P37" style:family="paragraph" style:parent-style-name="Text_20_body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38" style:family="paragraph" style:parent-style-name="Text_20_body" style:list-style-name="L1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Text_20_body" style:list-style-name="L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Text_20_body" style:list-style-name="L4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Text_20_body" style:list-style-name="L5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Text_20_body" style:list-style-name="L6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Text_20_body" style:list-style-name="L8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Text_20_body" style:list-style-name="L9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Text_20_body" style:list-style-name="L10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 style:list-style-name="L11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Text_20_body" style:list-style-name="L3">
      <style:paragraph-properties fo:text-align="justify" style:justify-single-word="false"/>
      <style:text-properties fo:font-size="11pt" fo:language="fr" fo:country="FR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fo:font-size="11pt" fo:language="fr" fo:country="FR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Text_20_body" style:list-style-name="L7">
      <style:paragraph-properties fo:text-align="justify" style:justify-single-word="false"/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2" style:family="paragraph" style:parent-style-name="Text_20_body" style:list-style-name="L3">
      <style:paragraph-properties fo:text-align="justify" style:justify-single-word="false"/>
      <style:text-properties fo:language="fr" fo:country="FR"/>
    </style:style>
    <style:style style:name="P53" style:family="paragraph" style:parent-style-name="Text_20_body" style:list-style-name="L5">
      <style:paragraph-properties fo:text-align="justify" style:justify-single-word="false"/>
    </style:style>
    <style:style style:name="P54" style:family="paragraph" style:parent-style-name="Text_20_body">
      <style:paragraph-properties fo:text-align="justify" style:justify-single-word="false"/>
      <style:text-properties fo:font-size="8pt" fo:language="fr" fo:country="FR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6" style:family="paragraph" style:parent-style-name="Text_20_body" style:list-style-name="L11">
      <style:paragraph-properties fo:text-align="justify" style:justify-single-word="false"/>
      <style:text-properties fo:color="#0000ff"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7" style:family="paragraph">
      <style:paragraph-properties fo:text-align="center"/>
    </style:style>
    <style:style style:name="P58" style:family="paragraph">
      <style:paragraph-properties style:writing-mode="lr-tb"/>
      <style:text-properties fo:font-size="10pt" style:font-size-asian="10pt" style:font-size-complex="10pt"/>
    </style:style>
    <style:style style:name="P59" style:family="paragraph">
      <style:paragraph-properties style:writing-mode="lr-tb"/>
      <style:text-properties fo:color="#000000" fo:font-size="10pt" style:font-size-asian="10pt" style:font-size-complex="10pt"/>
    </style:style>
    <style:style style:name="P60" style:family="paragraph">
      <style:paragraph-properties style:writing-mode="lr-tb"/>
      <style:text-properties fo:font-size="10pt" fo:font-weight="bold" style:font-size-asian="10pt" style:font-weight-asian="bold" style:font-size-complex="10pt" style:font-weight-complex="bold"/>
    </style:style>
    <style:style style:name="P61" style:family="paragraph"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62" style:family="paragraph">
      <style:paragraph-properties style:writing-mode="lr-tb"/>
      <style:text-properties fo:font-size="8pt" style:font-size-asian="8pt" style:font-size-complex="8pt"/>
    </style:style>
    <style:style style:name="P63" style:family="paragraph">
      <style:paragraph-properties style:writing-mode="lr-tb"/>
      <style:text-properties fo:font-size="9pt" style:font-size-asian="9pt" style:font-size-complex="9pt"/>
    </style:style>
    <style:style style:name="P6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11pt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size="11pt" fo:language="fr" fo:country="FR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style:font-name="Times New Roman"/>
    </style:style>
    <style:style style:name="T15" style:family="text">
      <style:text-properties style:font-name="Times New Roman" fo:font-style="normal" style:font-style-asian="normal" style:font-style-complex="normal"/>
    </style:style>
    <style:style style:name="T16" style:family="text">
      <style:text-properties style:font-name="Times New Roman" fo:font-style="normal" fo:font-weight="bold" style:font-style-asian="normal" style:font-weight-asian="bold" style:font-style-complex="italic" style:font-weight-complex="bold"/>
    </style:style>
    <style:style style:name="T17" style:family="text">
      <style:text-properties style:font-name="Times New Roman" fo:font-style="normal" fo:font-weight="normal" style:font-style-asian="normal" style:font-weight-asian="normal" style:font-style-complex="italic" style:font-weight-complex="bold"/>
    </style:style>
    <style:style style:name="T18" style:family="text">
      <style:text-properties style:font-name="Times New Roman" fo:font-size="11pt" fo:language="fr" fo:country="FR" fo:font-style="normal" fo:font-weight="normal" style:font-size-asian="11pt" style:font-style-asian="normal" style:font-weight-asian="normal" style:font-size-complex="11pt"/>
    </style:style>
    <style:style style:name="T19" style:family="text">
      <style:text-properties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20" style:family="text">
      <style:text-properties style:font-name="Times New Roman" fo:font-size="11pt" fo:language="fr" fo:country="FR" fo:font-style="italic" fo:font-weight="bold" style:font-size-asian="9.60000038146973pt" style:font-style-asian="italic" style:font-weight-asian="bold" style:font-size-complex="11pt" style:font-style-complex="italic" style:font-weight-complex="bold"/>
    </style:style>
    <style:style style:name="T21" style:family="text">
      <style:text-properties style:font-name="Times New Roman" fo:font-size="11pt" fo:font-style="normal" fo:font-weight="normal" style:font-size-asian="11pt" style:font-style-asian="normal" style:font-weight-asian="normal" style:font-size-complex="11pt"/>
    </style:style>
    <style:style style:name="T22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style:font-name="Times New Roman" fo:language="fr" fo:country="FR" fo:font-style="normal" fo:font-weight="normal" style:font-style-asian="normal" style:font-weight-asian="normal"/>
    </style:style>
    <style:style style:name="T24" style:family="text">
      <style:text-properties fo:color="#c9211e" style:font-name="Times New Roman" fo:language="fr" fo:country="FR" fo:font-style="normal" fo:font-weight="normal" style:font-style-asian="normal" style:font-weight-asian="normal" loext:opacity="100%"/>
    </style:style>
    <style:style style:name="T25" style:family="text">
      <style:text-properties fo:color="#000000" loext:opacity="100%"/>
    </style:style>
    <style:style style:name="T26" style:family="text">
      <style:text-properties fo:color="#000000" style:font-name="Times New Roman" loext:opacity="100%"/>
    </style:style>
    <style:style style:name="T27" style:family="text">
      <style:text-properties fo:color="#000000" style:font-name="Times New Roman" fo:language="fr" fo:country="FR" fo:font-style="normal" fo:font-weight="normal" style:font-style-asian="normal" style:font-weight-asian="normal" loext:opacity="100%"/>
    </style:style>
    <style:style style:name="T28" style:family="text">
      <style:text-properties fo:color="#ff0000" style:font-name="Times New Roman" loext:opacity="100%"/>
    </style:style>
    <style:style style:name="T29" style:family="text">
      <style:text-properties fo:color="#ff0000" style:font-name="Times New Roman" fo:font-size="11pt" fo:language="fr" fo:country="FR" fo:font-style="normal" fo:font-weight="normal" style:font-name-asian="Arial Unicode MS" style:font-size-asian="11pt" style:font-style-asian="normal" style:font-weight-asian="normal" style:font-name-complex="Tahoma" style:font-size-complex="11pt" style:font-style-complex="normal" style:font-weight-complex="normal" loext:opacity="100%"/>
    </style:style>
    <style:style style:name="T30" style:family="text">
      <style:text-properties fo:color="#ff0000" style:font-name="Times New Roman" fo:language="fr" fo:country="FR" fo:font-style="normal" fo:font-weight="normal" style:font-style-asian="normal" style:font-weight-asian="normal" loext:opacity="100%"/>
    </style:style>
    <style:style style:name="T31" style:family="text">
      <style:text-properties style:font-name="Symbol" fo:font-size="11pt" fo:language="fr" fo:country="FR" fo:font-style="normal" fo:font-weight="normal" style:font-name-asian="Symbol" style:font-size-asian="11pt" style:font-style-asian="normal" style:font-weight-asian="normal" style:font-name-complex="Symbol" style:font-size-complex="11pt" style:font-style-complex="normal" style:font-weight-complex="normal"/>
    </style:style>
    <style:style style:name="T32" style:family="text">
      <style:text-properties fo:color="#2a6099" fo:font-weight="bold" style:font-weight-asian="bold" style:font-weight-complex="bold" loext:opacity="100%"/>
    </style:style>
    <style:style style:name="T33" style:family="text">
      <style:text-properties fo:color="#800080" fo:font-style="italic" style:font-style-asian="italic" style:font-style-complex="italic" loext:opacity="100%"/>
    </style:style>
    <style:style style:name="T34" style:family="text">
      <style:text-properties fo:color="#0000ff"/>
    </style:style>
    <style:style style:name="T35" style:family="text">
      <style:text-properties fo:color="#000000" fo:font-size="10pt" style:font-size-asian="10pt" style:font-size-complex="10pt" loext:opacity="100%"/>
    </style:style>
    <style:style style:name="T36" style:family="text">
      <style:text-properties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size="10pt" fo:font-style="italic" style:font-size-asian="10pt" style:font-style-asian="italic" style:font-size-complex="10pt" style:font-style-complex="italic"/>
    </style:style>
    <style:style style:name="T40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fo:color="#c9211e" fo:font-size="8pt" style:font-size-asian="8pt" style:font-size-complex="8pt" loext:opacity="100%"/>
    </style:style>
    <style:style style:name="T43" style:family="text">
      <style:text-properties fo:color="#000000" style:font-name="Symbol1" fo:font-size="10pt" style:font-size-asian="10pt" style:font-size-complex="10pt" loext:opacity="100%"/>
    </style:style>
    <style:style style:name="T44" style:family="text">
      <style:text-properties fo:font-size="9pt" style:font-size-asian="9pt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justify" draw:textarea-vertical-align="middle" draw:auto-grow-height="false" fo:min-height="0.751cm" fo:min-width="2.004cm" style:run-through="foreground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407cm" style:run-through="foreground"/>
    </style:style>
    <style:style style:name="gr5" style:family="graphic">
      <style:graphic-properties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/>
    </style:style>
    <style:style style:name="gr6" style:family="graphic">
      <style:graphic-properties svg:stroke-color="#000000" draw:marker-end="Extrémités_20_de_20_flèche_20_1" draw:marker-end-width="0.199cm" draw:textarea-horizontal-align="center" draw:textarea-vertical-align="middle" style:run-through="foreground"/>
    </style:style>
    <style:style style:name="gr7" style:family="graphic">
      <style:graphic-properties draw:stroke="none" svg:stroke-color="#000000" draw:fill="none" draw:fill-color="#ffffff" fo:min-height="0.813cm" style:run-through="foreground"/>
    </style:style>
    <style:style style:name="gr8" style:family="graphic">
      <style:graphic-properties draw:stroke="none" svg:stroke-color="#000000" draw:fill="none" draw:fill-color="#ffffff" fo:min-height="0.506cm" style:run-through="foreground"/>
    </style:style>
    <style:style style:name="gr9" style:family="graphic">
      <style:graphic-properties draw:stroke="none" svg:stroke-color="#000000" draw:fill="none" draw:fill-color="#ffffff" fo:min-height="0.67cm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svg:stroke-color="#000000" draw:fill="solid" draw:fill-color="#ffffff" draw:textarea-horizontal-align="justify" draw:textarea-vertical-align="middle" draw:auto-grow-height="false" fo:min-height="0.9cm" fo:min-width="3.193cm" draw:shadow="visible" draw:shadow-offset-x="0.199cm" draw:shadow-offset-y="0.199cm" draw:shadow-color="#808080" style:run-through="foreground"/>
    </style:style>
    <style:style style:name="gr12" style:family="graphic">
      <style:graphic-properties loext:allow-overlap="true"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loext:allow-overlap="true" svg:stroke-color="#000000" draw:marker-start="Arrow" draw:marker-start-width="0.176cm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loext:allow-overlap="true" draw:stroke="none" svg:stroke-color="#000000" draw:fill="none" draw:fill-color="#ffffff" fo:min-height="2.0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988cm" style:run-through="foreground"/>
    </style:style>
    <style:style style:name="gr16" style:family="graphic">
      <style:graphic-properties svg:stroke-width="0.019cm" svg:stroke-color="#c0c0c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7" style:family="graphic">
      <style:graphic-properties svg:stroke-width="0.019cm" svg:stroke-color="#000000" draw:marker-start-width="0.03cm" draw:marker-end-width="0.03cm" draw:textarea-horizontal-align="center" draw:textarea-vertical-align="middle" fo:padding-top="0.011cm" fo:padding-bottom="0.011cm" fo:padding-left="0.011cm" fo:padding-right="0.011cm" style:run-through="foreground"/>
    </style:style>
    <style:style style:name="gr18" style:family="graphic">
      <style:graphic-properties loext:allow-overlap="true" svg:stroke-color="#0000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color="#000000" draw:textarea-horizontal-align="center" draw:textarea-vertical-align="middle" style:run-through="foreground"/>
    </style:style>
    <style:style style:name="gr20" style:family="graphic">
      <style:graphic-properties svg:stroke-color="#000000" draw:textarea-horizontal-align="justify" draw:textarea-vertical-align="middle" draw:auto-grow-height="false" fo:min-height="0.321cm" fo:min-width="0.164cm" style:run-through="foreground"/>
    </style:style>
    <style:style style:name="gr21" style:family="graphic">
      <style:graphic-properties svg:stroke-color="#000000" draw:textarea-horizontal-align="justify" draw:textarea-vertical-align="middle" draw:auto-grow-height="false" fo:min-height="0.321cm" fo:min-width="0.166cm" style:run-through="foreground"/>
    </style:style>
    <style:style style:name="gr22" style:family="graphic">
      <style:graphic-properties loext:allow-overlap="true" draw:stroke="none" svg:stroke-color="#000000" draw:fill="none" draw:fill-color="#ffffff" fo:min-height="0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loext:allow-overlap="true" draw:stroke="none" svg:stroke-color="#000000" draw:fill="none" draw:fill-color="#ffffff" fo:min-height="1.6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loext:allow-overlap="true" draw:stroke="none" svg:stroke-color="#000000" draw:fill="none" draw:fill-color="#ffffff" fo:min-height="1.3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loext:allow-overlap="true" svg:stroke-color="#000000" draw:textarea-horizontal-align="justify" draw:textarea-vertical-align="middle" draw:auto-grow-height="false" fo:min-height="0.751cm" fo:min-width="2.00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loext:allow-overlap="true"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loext:allow-overlap="true" draw:stroke="dash" draw:stroke-dash="Dash_20__28_Rounded_29_" svg:stroke-color="#000000" draw:marker-end="Arrow" draw:marker-end-width="0.176cm" svg:stroke-linecap="round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loext:allow-overlap="true" svg:stroke-color="#000000" draw:marker-end="Extrémités_20_de_20_flèche_20_1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loext:allow-overlap="true" draw:stroke="none" svg:stroke-color="#000000" draw:fill="none" draw:fill-color="#ffffff" fo:min-height="0.50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loext:allow-overlap="true" draw:stroke="none" svg:stroke-color="#000000" draw:fill="none" draw:fill-color="#ffffff" fo:min-height="0.46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loext:allow-overlap="true" draw:stroke="none" svg:stroke-color="#000000" draw:fill="none" draw:fill-color="#ffffff" fo:min-height="0.6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0.937cm" fo:min-width="4.367cm" draw:shadow="visible" draw:shadow-offset-x="0.199cm" draw:shadow-offset-y="0.199cm" draw:shadow-color="#808080" style:run-through="foreground"/>
    </style:style>
    <style:style style:name="gr33" style:family="graphic">
      <style:graphic-properties draw:stroke="none" svg:stroke-color="#000000" draw:fill="none" draw:fill-color="#ffffff" fo:min-height="0.847cm" style:run-through="foreground"/>
    </style:style>
    <style:style style:name="gr34" style:family="graphic">
      <style:graphic-properties svg:stroke-color="#000000" draw:fill="none" draw:textarea-horizontal-align="justify" draw:textarea-vertical-align="middle" draw:auto-grow-height="false" fo:min-height="0.601cm" fo:min-width="2.552cm" style:run-through="foreground"/>
    </style:style>
    <style:style style:name="gr35" style:family="graphic">
      <style:graphic-properties draw:stroke="none" svg:stroke-color="#000000" draw:fill="none" draw:fill-color="#ffffff" fo:min-height="0.554cm" style:run-through="foreground"/>
    </style:style>
    <style:style style:name="gr36" style:family="graphic">
      <style:graphic-properties loext:allow-overlap="true" svg:stroke-color="#000000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000000" draw:fill="none" draw:textarea-horizontal-align="justify" draw:textarea-vertical-align="middle" draw:auto-grow-height="false" fo:min-height="2.757cm" fo:min-width="7.135cm" style:run-through="foreground"/>
    </style:style>
    <style:style style:name="gr38" style:family="graphic">
      <style:graphic-properties svg:stroke-color="#000000" draw:fill="none" draw:textarea-horizontal-align="justify" draw:textarea-vertical-align="middle" draw:auto-grow-height="false" fo:min-height="0.4cm" fo:min-width="7.135cm" style:run-through="foreground"/>
    </style:style>
    <style:style style:name="gr39" style:family="graphic">
      <style:graphic-properties draw:stroke="dash" draw:stroke-dash="Dot" svg:stroke-color="#000000" svg:stroke-linecap="butt" draw:fill="none" draw:textarea-horizontal-align="justify" draw:textarea-vertical-align="middle" draw:auto-grow-height="false" fo:min-height="0.4cm" fo:min-width="7.135cm" style:run-through="foreground"/>
    </style:style>
    <style:style style:name="gr40" style:family="graphic">
      <style:graphic-properties draw:stroke="none" svg:stroke-color="#000000" draw:fill="none" draw:fill-color="#ffffff" fo:min-height="0.434cm" style:run-through="foreground"/>
    </style:style>
    <style:style style:name="gr41" style:family="graphic">
      <style:graphic-properties draw:stroke="none" svg:stroke-color="#000000" draw:fill="none" draw:fill-color="#ffffff" fo:min-height="2.923cm" style:run-through="foreground"/>
    </style:style>
    <style:style style:name="gr42" style:family="graphic">
      <style:graphic-properties draw:stroke="none" svg:stroke-color="#000000" draw:fill="none" draw:fill-color="#ffffff" fo:min-height="1.20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onception d'un protocole et implémentation</text:p>
      <text:p text:style-name="P17">FSK_COM_STACK</text:p>
      <text:p text:style-name="P17"/>
      <text:p text:style-name="P17"/>
      <text:p text:style-name="P16"/>
      <text:p text:style-name="P1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1"><text:a xlink:type="simple" xlink:href="#__RefHeading___Toc2092_2496697646" text:style-name="Index_20_Link" text:visited-style-name="Index_20_Link">1.Présentation<text:tab/>2</text:a></text:p>
          <text:p text:style-name="P31"><text:a xlink:type="simple" xlink:href="#__RefHeading___Toc2094_2496697646" text:style-name="Index_20_Link" text:visited-style-name="Index_20_Link">2.Architecture de la pile de communication<text:tab/>3</text:a></text:p>
          <text:p text:style-name="P30"><text:a xlink:type="simple" xlink:href="#__RefHeading___Toc2096_2496697646" text:style-name="Index_20_Link" text:visited-style-name="Index_20_Link">2.1.Les trames du protocole<text:tab/>4</text:a></text:p>
          <text:p text:style-name="P34"><text:a xlink:type="simple" xlink:href="#__RefHeading___Toc2098_2496697646" text:style-name="Index_20_Link" text:visited-style-name="Index_20_Link">2.1.1.Trame ExchangeLayer Frame<text:tab/>4</text:a></text:p>
          <text:p text:style-name="P34"><text:a xlink:type="simple" xlink:href="#__RefHeading___Toc2100_2496697646" text:style-name="Index_20_Link" text:visited-style-name="Index_20_Link">2.1.2. Trame MAC Frame<text:tab/>5</text:a></text:p>
          <text:p text:style-name="P34"><text:a xlink:type="simple" xlink:href="#__RefHeading__3604_383917237" text:style-name="Index_20_Link" text:visited-style-name="Index_20_Link">2.1.3.Trame Phy Frame<text:tab/>5</text:a></text:p>
          <text:p text:style-name="P34"><text:a xlink:type="simple" xlink:href="#__RefHeading__3606_383917237" text:style-name="Index_20_Link" text:visited-style-name="Index_20_Link">2.1.4.Interaction au niveau de la couche ExchangeControl :<text:tab/>6</text:a></text:p>
          <text:p text:style-name="P31"><text:a xlink:type="simple" xlink:href="#__RefHeading__3608_383917237" text:style-name="Index_20_Link" text:visited-style-name="Index_20_Link">3.Mécanisme logiciel de la pile de communication<text:tab/>6</text:a></text:p>
          <text:p text:style-name="P30"><text:a xlink:type="simple" xlink:href="#__RefHeading__3610_383917237" text:style-name="Index_20_Link" text:visited-style-name="Index_20_Link">3.1.La gestion des timeout<text:tab/>6</text:a></text:p>
          <text:p text:style-name="P30"><text:a xlink:type="simple" xlink:href="#__RefHeading__3612_383917237" text:style-name="Index_20_Link" text:visited-style-name="Index_20_Link">3.2.Machine à état fini (FSM)<text:tab/>7</text:a></text:p>
          <text:p text:style-name="P30"><text:a xlink:type="simple" xlink:href="#__RefHeading__3614_383917237" text:style-name="Index_20_Link" text:visited-style-name="Index_20_Link">3.3.Exécution de la pile<text:tab/>7</text:a></text:p>
          <text:p text:style-name="P30"><text:a xlink:type="simple" xlink:href="#__RefHeading__3616_383917237" text:style-name="Index_20_Link" text:visited-style-name="Index_20_Link">3.4.Architecture logicielle<text:tab/>8</text:a></text:p>
          <text:p text:style-name="P31"><text:a xlink:type="simple" xlink:href="#__RefHeading__3618_383917237" text:style-name="Index_20_Link" text:visited-style-name="Index_20_Link">4.La couche ExchangeControl<text:tab/>9</text:a></text:p>
          <text:p text:style-name="P30"><text:a xlink:type="simple" xlink:href="#__RefHeading__3620_383917237" text:style-name="Index_20_Link" text:visited-style-name="Index_20_Link">4.1.Définition des types et variables de la couche ExchangeCtrl<text:tab/>9</text:a></text:p>
          <text:p text:style-name="P34"><text:a xlink:type="simple" xlink:href="#__RefHeading__3622_383917237" text:style-name="Index_20_Link" text:visited-style-name="Index_20_Link">4.1.1.Gestion des FSM <text:tab/>10</text:a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35" text:outline-level="1"><text:bookmark-start text:name="__RefHeading___Toc2092_2496697646"/><text:soft-page-break/><text:span text:style-name="T13">Présentation</text:span><text:bookmark-end text:name="__RefHeading___Toc2092_2496697646"/></text:h>
      <text:p text:style-name="P9"/>
      <text:p text:style-name="P6"><text:span text:style-name="T13">On souhaite construire une "pile" de communication had-hoc pour faire communiquer des dispositifs en HF, en mode mult-maître. Ci-dessous un diagramme de séquence qui montre le service à rendre :</text:span></text:p>
      <text:p text:style-name="P7"/>
      <text:p text:style-name="P7"><draw:g text:anchor-type="paragraph" draw:z-index="0" draw:name="DrawObject2" draw:style-name="gr1"><draw:custom-shape draw:name="Forme 5" draw:style-name="gr2" svg:width="2.082cm" svg:height="0.83cm" svg:x="2.369cm" svg:y="0.33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 6" draw:style-name="gr2" svg:width="2.082cm" svg:height="0.83cm" svg:x="5.562cm" svg:y="0.3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Ligne 15" draw:style-name="gr3" draw:text-style-name="P57" svg:x1="3.48cm" svg:y1="1.166cm" svg:x2="3.427cm" svg:y2="4.235cm"><text:p/></draw:line><draw:line draw:name="Ligne 16" draw:style-name="gr3" draw:text-style-name="P57" svg:x1="6.692cm" svg:y1="1.136cm" svg:x2="6.71cm" svg:y2="4.376cm"><text:p/></draw:line><draw:frame draw:name="Cadre de texte 15" draw:style-name="gr4" draw:text-style-name="P58" svg:width="1.271cm" svg:height="0.408cm" svg:x="2.863cm" svg:y="0.584cm"><draw:text-box><text:p><text:span text:style-name="T1">Part A</text:span></text:p></draw:text-box></draw:frame><draw:frame draw:name="Cadre de texte 16" draw:style-name="gr4" draw:text-style-name="P58" svg:width="1.271cm" svg:height="0.408cm" svg:x="6.038cm" svg:y="0.524cm"><draw:text-box><text:p><text:span text:style-name="T1">Part B</text:span></text:p></draw:text-box></draw:frame><draw:line draw:name="Ligne 17" draw:style-name="gr3" draw:text-style-name="P57" svg:x1="3.445cm" svg:y1="1.589cm" svg:x2="6.655cm" svg:y2="1.589cm"><text:p/></draw:line><draw:line draw:name="Ligne 18" draw:style-name="gr5" draw:text-style-name="P57" svg:x1="6.655cm" svg:y1="2.083cm" svg:x2="3.48cm" svg:y2="2.088cm"><text:p/></draw:line><draw:line draw:name="Ligne 19" draw:style-name="gr6" draw:text-style-name="P57" svg:x1="3.48cm" svg:y1="3.17cm" svg:x2="6.69cm" svg:y2="3.17cm"><text:p/></draw:line><draw:line draw:name="Ligne 20" draw:style-name="gr3" draw:text-style-name="P57" svg:x1="9.619cm" svg:y1="3.018cm" svg:x2="7.026cm" svg:y2="2.03cm"><text:p/></draw:line><draw:line draw:name="Ligne 21" draw:style-name="gr3" draw:text-style-name="P57" svg:x1="9.619cm" svg:y1="4.135cm" svg:x2="7.026cm" svg:y2="3.147cm"><text:p/></draw:line><draw:frame draw:name="Cadre de texte 17" draw:style-name="gr4" draw:text-style-name="P58" svg:width="2.911cm" svg:height="0.408cm" svg:x="9.883cm" svg:y="2.805cm"><draw:text-box><text:p><text:span text:style-name="T1">Échange synchrone</text:span></text:p></draw:text-box></draw:frame><draw:frame draw:name="Cadre de texte 18" draw:style-name="gr7" draw:text-style-name="P58" svg:width="3.687cm" svg:height="0.814cm" svg:x="9.883cm" svg:y="3.981cm"><draw:text-box><text:p><text:span text:style-name="T1">Message asynchrone</text:span></text:p></draw:text-box></draw:frame><draw:frame draw:name="Cadre de texte 19" draw:style-name="gr8" draw:text-style-name="P59" svg:width="2.029cm" svg:height="0.507cm" svg:x="4.345cm" svg:y="1.166cm"><draw:text-box><text:p><text:span text:style-name="T35">requête</text:span></text:p></draw:text-box></draw:frame><draw:frame draw:name="Cadre de texte 20" draw:style-name="gr4" draw:text-style-name="P59" svg:width="1.606cm" svg:height="0.408cm" svg:x="4.644cm" svg:y="2.089cm"><draw:text-box><text:p><text:span text:style-name="T35">data</text:span></text:p></draw:text-box></draw:frame><draw:frame draw:name="Cadre de texte 21" draw:style-name="gr9" draw:text-style-name="P59" svg:width="2.7cm" svg:height="0.671cm" svg:x="3.886cm" svg:y="2.648cm"><draw:text-box><text:p><text:span text:style-name="T35">mssg Asy</text:span></text:p></draw:text-box></draw:frame><draw:g draw:name="DrawObject2" draw:style-name="gr10"><draw:custom-shape draw:name="Forme 3" draw:style-name="gr11" svg:width="3.193cm" svg:height="0.9cm" svg:x="8.65cm" svg:y="0.319cm"><text:p/><draw:enhanced-geometry svg:viewBox="0 0 21600 21600" draw:type="rectangle" draw:enhanced-path="M 0 0 L 21600 0 21600 21600 0 21600 0 0 Z N"/></draw:custom-shape><draw:frame draw:name="Cadre de texte 8" draw:style-name="gr4" draw:text-style-name="P60" svg:width="2.911cm" svg:height="0.408cm" svg:x="8.931cm" svg:y="0.51cm"><draw:text-box><text:p><text:span text:style-name="T36">Niveau applicatif</text:span></text:p></draw:text-box></draw:frame></draw:g></draw:g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u point de vue système (SysML), un échange synchrone démarre par l'émetteur avec un flèche pleine. C'est une <text:span text:style-name="T2">requête</text:span>. Part A attend une réponse (flèche en pointillée) de Part B.</text:p>
      <text:p text:style-name="P7">Un message asynchrone, <text:s/>est un message qui n'attend pas de retour. </text:p>
      <text:p text:style-name="P7"/>
      <text:p text:style-name="P9">Accès au médium :</text:p>
      <text:p text:style-name="P7">Le système est par défaut en écoute. Un message est émis dès lors que le système n'est pas en train de recevoir un trame.</text:p>
      <text:p text:style-name="P7">Si lors d'une émission, un device est en train d'émettre une trame (multi maître), cette dernière sera irrémédiablement <text:s/>perdue. Il n'y a pas moyen de détecter si une collision a eu lieu. Un CSMA/CD est donc impossible. Il faut tenter d'éviter au maximum une collision <text:s/>CSMA/CA. Bien entendu on ne va pas faire un WIFI mais cette idée étant présente à l'esprit, la pile que l'on va concevoir doit mettre l'accent sur la fiabilité du système, qui par nature, ne l'est pas du tout !</text:p>
      <text:p text:style-name="P7"/>
      <text:p text:style-name="P7">La pile de communication envisagée doit permettre :</text:p>
      <text:list xml:id="list619867074247304604" text:style-name="L1">
        <text:list-item>
          <text:p text:style-name="P38"><text:span text:style-name="T13">la réalisation de ces deux types d'échange</text:span><text:span text:style-name="T13"> (synchrone, asynchrone)</text:span><text:span text:style-name="T13">,</text:span></text:p>
        </text:list-item>
        <text:list-item>
          <text:p text:style-name="P38"><text:span text:style-name="T13">un comportement logiciel </text:span><text:span text:style-name="T12">non bloquant</text:span><text:span text:style-name="T13"> vis à vis de l'application : l'application ne doit pas attendre les données après une requête (ou plutôt, l'attente doit pouvoir se faire en non bloquant). Cette gestion est justement confiée à la pile de communication,</text:span></text:p>
        </text:list-item>
        <text:list-item>
          <text:p text:style-name="P38"><text:span text:style-name="T13">une </text:span><text:span text:style-name="T12">robustesse</text:span><text:span text:style-name="T12"> </text:span><text:span text:style-name="T13">pour </text:span><text:span text:style-name="T13">garantir </text:span><text:span text:style-name="T13">au maximum </text:span><text:span text:style-name="T13">la transmission des messages </text:span><text:span text:style-name="T13">en utilisant :</text:span><text:span text:style-name="T13"> </text:span></text:p>
          <text:list>
            <text:list-item>
              <text:p text:style-name="P40">un préambule (bits) propre au réseau crée afin de filtrer les devices appartenant au réseau de tout autre communication 433MHz (télécommandes quelconques, domotique...),</text:p>
            </text:list-item>
            <text:list-item>
              <text:p text:style-name="P38"><text:span text:style-name="T13">un accusé de réception systématique </text:span><text:span text:style-name="T13">à tout message envoyé (les données pour une requête, ou un <text:s/>acquittement simple pour un message asynchrone),</text:span></text:p>
            </text:list-item>
            <text:list-item>
              <text:p text:style-name="P40">une répétition de l'envoi des messages si un délai est dépassé (Time Out)</text:p>
            </text:list-item>
          </text:list>
        </text:list-item>
      </text:list>
      <text:p text:style-name="P7"/>
      <text:h text:style-name="P36" text:outline-level="1"><text:bookmark-start text:name="__RefHeading___Toc2094_2496697646"/><text:soft-page-break/>Architecture de la pile de communication<text:bookmark-end text:name="__RefHeading___Toc2094_2496697646"/></text:h>
      <text:p text:style-name="P3"/>
      <text:p text:style-name="P3"><draw:frame text:anchor-type="paragraph" draw:z-index="1" draw:name="Cadre de texte 28" draw:style-name="gr12" draw:text-style-name="P61" svg:width="5.255cm" svg:height="1.625cm" svg:x="10.95cm" svg:y="0.344cm"><draw:text-box><text:p><text:span text:style-name="T37">Exemple : L'application initie un échange caractérisé par son ID</text:span></text:p><text:p><text:span text:style-name="T38"/></text:p><text:p><text:span text:style-name="T38"/></text:p></draw:text-box></draw:frame></text:p>
      <text:p text:style-name="P6"><draw:g text:anchor-type="paragraph" draw:z-index="2" draw:name="DrawObject 1" draw:style-name="gr1"><draw:custom-shape draw:name="Forme 4" draw:style-name="gr11" svg:width="3.193cm" svg:height="0.9cm" svg:x="6.826cm" svg:y="9.504cm"><text:p/><draw:enhanced-geometry svg:viewBox="0 0 21600 21600" draw:type="rectangle" draw:enhanced-path="M 0 0 L 21600 0 21600 21600 0 21600 0 0 Z N"/></draw:custom-shape><draw:frame draw:name="Cadre de texte 9" draw:style-name="gr4" draw:text-style-name="P60" svg:width="2.911cm" svg:height="0.408cm" svg:x="7.106cm" svg:y="9.695cm"><draw:text-box><text:p><text:span text:style-name="T36">UART (Phy 2)</text:span></text:p></draw:text-box></draw:frame></draw:g><draw:g text:anchor-type="paragraph" draw:z-index="3" draw:name="DrawObject 2" draw:style-name="gr1"><draw:custom-shape draw:name="Forme 7" draw:style-name="gr11" svg:width="3.193cm" svg:height="0.9cm" svg:x="6.793cm" svg:y="5.068cm"><text:p/><draw:enhanced-geometry svg:viewBox="0 0 21600 21600" draw:type="rectangle" draw:enhanced-path="M 0 0 L 21600 0 21600 21600 0 21600 0 0 Z N"/></draw:custom-shape><draw:frame draw:name="Cadre de texte 11" draw:style-name="gr4" draw:text-style-name="P60" svg:width="2.911cm" svg:height="0.408cm" svg:x="7.073cm" svg:y="5.259cm"><draw:text-box><text:p><text:span text:style-name="T36">MAC (My@)</text:span></text:p></draw:text-box></draw:frame></draw:g><draw:g text:anchor-type="paragraph" draw:z-index="4" draw:name="DrawObject 3" draw:style-name="gr1"><draw:custom-shape draw:name="Forme 8" draw:style-name="gr11" svg:width="3.193cm" svg:height="0.9cm" svg:x="6.777cm" svg:y="2.898cm"><text:p/><draw:enhanced-geometry svg:viewBox="0 0 21600 21600" draw:type="rectangle" draw:enhanced-path="M 0 0 L 21600 0 21600 21600 0 21600 0 0 Z N"/></draw:custom-shape><draw:frame draw:name="Cadre de texte 10" draw:style-name="gr4" draw:text-style-name="P60" svg:width="2.911cm" svg:height="0.408cm" svg:x="7.057cm" svg:y="3.089cm"><draw:text-box><text:p><text:span text:style-name="T36">ExchangeCtrle</text:span></text:p></draw:text-box></draw:frame></draw:g><draw:g text:anchor-type="paragraph" draw:z-index="5" draw:name="DrawObject 4" draw:style-name="gr1"><draw:custom-shape draw:name="Forme 9" draw:style-name="gr11" svg:width="3.193cm" svg:height="0.9cm" svg:x="6.689cm" svg:y="0.152cm"><text:p/><draw:enhanced-geometry svg:viewBox="0 0 21600 21600" draw:type="rectangle" draw:enhanced-path="M 0 0 L 21600 0 21600 21600 0 21600 0 0 Z N"/></draw:custom-shape><draw:frame draw:name="Cadre de texte 12" draw:style-name="gr4" draw:text-style-name="P60" svg:width="2.911cm" svg:height="0.408cm" svg:x="6.969cm" svg:y="0.343cm"><draw:text-box><text:p><text:span text:style-name="T36">Application</text:span></text:p></draw:text-box></draw:frame></draw:g><draw:line text:anchor-type="paragraph" draw:z-index="6" draw:name="Ligne verticale 1" draw:style-name="gr13" draw:text-style-name="P57" svg:x1="8.363cm" svg:y1="1.252cm" svg:x2="8.363cm" svg:y2="2.898cm"><text:p/></draw:line><draw:g text:anchor-type="paragraph" draw:z-index="8" draw:name="DrawObject 5" draw:style-name="gr1"><draw:custom-shape draw:name="Forme 10" draw:style-name="gr11" svg:width="3.193cm" svg:height="0.9cm" svg:x="6.828cm" svg:y="11.725cm"><text:p/><draw:enhanced-geometry svg:viewBox="0 0 21600 21600" draw:type="rectangle" draw:enhanced-path="M 0 0 L 21600 0 21600 21600 0 21600 0 0 Z N"/></draw:custom-shape><draw:frame draw:name="Cadre de texte 14" draw:style-name="gr4" draw:text-style-name="P60" svg:width="2.911cm" svg:height="0.408cm" svg:x="7.108cm" svg:y="11.917cm"><draw:text-box><text:p><text:span text:style-name="T36">FSK (Phy 1)</text:span></text:p></draw:text-box></draw:frame></draw:g><draw:g text:anchor-type="paragraph" draw:z-index="9" draw:name="DrawObject6" draw:style-name="gr1"><draw:line draw:name="Ligne verticale 2" draw:style-name="gr3" draw:text-style-name="P57" svg:x1="7.375cm" svg:y1="3.798cm" svg:x2="7.375cm" svg:y2="5.068cm"><text:p/></draw:line><draw:frame draw:name="Cadre de texte 22" draw:style-name="gr15" draw:text-style-name="P61" svg:width="1.71cm" svg:height="0.989cm" svg:x="5.56cm" svg:y="4.08cm"><draw:text-box><text:p><text:span text:style-name="T39">- request</text:span></text:p><text:p><text:span text:style-name="T39">- AsyMssg</text:span></text:p></draw:text-box></draw:frame><draw:line draw:name="Ligne verticale 3" draw:style-name="gr3" draw:text-style-name="P57" svg:x1="9.21cm" svg:y1="5.068cm" svg:x2="9.192cm" svg:y2="3.798cm"><text:p/></draw:line><draw:frame draw:name="Cadre de texte 23" draw:style-name="gr15" draw:text-style-name="P61" svg:width="1.71cm" svg:height="0.989cm" svg:x="9.388cm" svg:y="4.08cm"><draw:text-box><text:p><text:span text:style-name="T39">- data</text:span></text:p><text:p><text:span text:style-name="T39">- Ack</text:span></text:p></draw:text-box></draw:frame></draw:g><draw:g text:anchor-type="paragraph" draw:z-index="10" draw:name="DrawObject 6" draw:style-name="gr1"><draw:line draw:name="Ligne verticale 5" draw:style-name="gr3" draw:text-style-name="P57" svg:x1="7.375cm" svg:y1="6.013cm" svg:x2="7.375cm" svg:y2="7.283cm"><text:p/></draw:line><draw:frame draw:name="Cadre de texte 24" draw:style-name="gr15" draw:text-style-name="P61" svg:width="1.71cm" svg:height="0.989cm" svg:x="5.56cm" svg:y="6.295cm"><draw:text-box><text:p><text:span text:style-name="T39">- request</text:span></text:p><text:p><text:span text:style-name="T39">- AsyMssg</text:span></text:p></draw:text-box></draw:frame><draw:line draw:name="Ligne verticale 6" draw:style-name="gr3" draw:text-style-name="P57" svg:x1="9.21cm" svg:y1="7.283cm" svg:x2="9.192cm" svg:y2="6.013cm"><text:p/></draw:line><draw:frame draw:name="Cadre de texte 25" draw:style-name="gr15" draw:text-style-name="P61" svg:width="1.71cm" svg:height="0.989cm" svg:x="9.388cm" svg:y="6.295cm"><draw:text-box><text:p><text:span text:style-name="T39">- data</text:span></text:p><text:p><text:span text:style-name="T39">- Ack</text:span></text:p></draw:text-box></draw:frame></draw:g><draw:g text:anchor-type="paragraph" draw:z-index="11" draw:name="DrawObject 7" draw:style-name="gr1"><draw:line draw:name="Ligne verticale 7" draw:style-name="gr3" draw:text-style-name="P57" svg:x1="7.375cm" svg:y1="10.455cm" svg:x2="7.375cm" svg:y2="11.725cm"><text:p/></draw:line><draw:frame draw:name="Cadre de texte 26" draw:style-name="gr15" draw:text-style-name="P61" svg:width="1.71cm" svg:height="0.989cm" svg:x="5.56cm" svg:y="10.737cm"><draw:text-box><text:p><text:span text:style-name="T39">- request</text:span></text:p><text:p><text:span text:style-name="T39">- AsyMssg</text:span></text:p></draw:text-box></draw:frame><draw:line draw:name="Ligne verticale 8" draw:style-name="gr3" draw:text-style-name="P57" svg:x1="9.21cm" svg:y1="11.725cm" svg:x2="9.192cm" svg:y2="10.455cm"><text:p/></draw:line><draw:frame draw:name="Cadre de texte 27" draw:style-name="gr15" draw:text-style-name="P61" svg:width="1.71cm" svg:height="0.989cm" svg:x="9.388cm" svg:y="10.737cm"><draw:text-box><text:p><text:span text:style-name="T39">- data</text:span></text:p><text:p><text:span text:style-name="T39">- Ack</text:span></text:p></draw:text-box></draw:frame></draw:g><draw:g text:anchor-type="paragraph" draw:z-index="12" draw:name="DrawObject8" draw:style-name="gr1"><draw:path draw:name="Forme52" draw:style-name="gr16" draw:text-style-name="P57" svg:width="0.115cm" svg:height="0.286cm" svg:x="11.155cm" svg:y="11.527cm" svg:viewBox="0 0 116 287" svg:d="M0 287c58-646 116 0 116 0"><text:p/></draw:path><draw:path draw:name="Forme53" draw:style-name="gr16" draw:text-style-name="P57" svg:width="0.115cm" svg:height="0.286cm" svg:x="11.271cm" svg:y="11.811cm" svg:viewBox="0 0 116 287" svg:d="M0 0c58 645 116 0 116 0"><text:p/></draw:path><draw:path draw:name="Forme54" draw:style-name="gr16" draw:text-style-name="P57" svg:width="0.115cm" svg:height="0.286cm" svg:x="11.387cm" svg:y="11.527cm" svg:viewBox="0 0 116 287" svg:d="M0 287c58-646 116 0 116 0"><text:p/></draw:path><draw:path draw:name="Forme55" draw:style-name="gr16" draw:text-style-name="P57" svg:width="0.115cm" svg:height="0.286cm" svg:x="11.503cm" svg:y="11.811cm" svg:viewBox="0 0 116 287" svg:d="M0 0c58 645 116 0 116 0"><text:p/></draw:path><draw:path draw:name="Forme56" draw:style-name="gr16" draw:text-style-name="P57" svg:width="0.115cm" svg:height="0.286cm" svg:x="11.618cm" svg:y="11.527cm" svg:viewBox="0 0 116 287" svg:d="M0 287c58-646 116 0 116 0"><text:p/></draw:path><draw:path draw:name="Forme57" draw:style-name="gr16" draw:text-style-name="P57" svg:width="0.115cm" svg:height="0.286cm" svg:x="11.735cm" svg:y="11.811cm" svg:viewBox="0 0 116 287" svg:d="M0 0c58 645 116 0 116 0"><text:p/></draw:path><draw:path draw:name="Forme58" draw:style-name="gr16" draw:text-style-name="P57" svg:width="0.115cm" svg:height="0.286cm" svg:x="11.851cm" svg:y="11.527cm" svg:viewBox="0 0 116 287" svg:d="M0 287c58-646 116 0 116 0"><text:p/></draw:path><draw:path draw:name="Forme63" draw:style-name="gr16" draw:text-style-name="P57" svg:width="0.073cm" svg:height="0.286cm" svg:x="11.973cm" svg:y="11.811cm" svg:viewBox="0 0 74 287" svg:d="M0 0c37 645 74 0 74 0"><text:p/></draw:path><draw:path draw:name="Forme64" draw:style-name="gr16" draw:text-style-name="P57" svg:width="0.073cm" svg:height="0.286cm" svg:x="12.049cm" svg:y="11.527cm" svg:viewBox="0 0 74 287" svg:d="M0 287c37-646 74 0 74 0"><text:p/></draw:path><draw:path draw:name="Forme65" draw:style-name="gr16" draw:text-style-name="P57" svg:width="0.073cm" svg:height="0.286cm" svg:x="12.123cm" svg:y="11.811cm" svg:viewBox="0 0 74 287" svg:d="M0 0c37 645 74 0 74 0"><text:p/></draw:path><draw:path draw:name="Forme66" draw:style-name="gr16" draw:text-style-name="P57" svg:width="0.073cm" svg:height="0.286cm" svg:x="12.197cm" svg:y="11.527cm" svg:viewBox="0 0 74 287" svg:d="M0 287c37-646 74 0 74 0"><text:p/></draw:path><draw:path draw:name="Forme67" draw:style-name="gr16" draw:text-style-name="P57" svg:width="0.073cm" svg:height="0.286cm" svg:x="12.273cm" svg:y="11.811cm" svg:viewBox="0 0 74 287" svg:d="M0 0c37 645 74 0 74 0"><text:p/></draw:path><draw:path draw:name="Forme68" draw:style-name="gr16" draw:text-style-name="P57" svg:width="0.073cm" svg:height="0.286cm" svg:x="12.347cm" svg:y="11.527cm" svg:viewBox="0 0 74 287" svg:d="M0 287c37-646 74 0 74 0"><text:p/></draw:path><draw:path draw:name="Forme69" draw:style-name="gr16" draw:text-style-name="P57" svg:width="0.073cm" svg:height="0.286cm" svg:x="12.419cm" svg:y="11.811cm" svg:viewBox="0 0 74 287" svg:d="M0 0c37 645 74 0 74 0"><text:p/></draw:path><draw:path draw:name="Forme75" draw:style-name="gr17" draw:text-style-name="P57" svg:width="0.115cm" svg:height="0.286cm" svg:x="11.387cm" svg:y="11.527cm" svg:viewBox="0 0 116 287" svg:d="M0 287c58-646 116 0 116 0"><text:p/></draw:path><draw:path draw:name="Forme76" draw:style-name="gr17" draw:text-style-name="P57" svg:width="0.115cm" svg:height="0.286cm" svg:x="11.503cm" svg:y="11.811cm" svg:viewBox="0 0 116 287" svg:d="M0 0c58 645 116 0 116 0"><text:p/></draw:path><draw:path draw:name="Forme77" draw:style-name="gr17" draw:text-style-name="P57" svg:width="0.115cm" svg:height="0.286cm" svg:x="11.62cm" svg:y="11.527cm" svg:viewBox="0 0 116 287" svg:d="M0 287c58-646 116 0 116 0"><text:p/></draw:path><draw:path draw:name="Forme78" draw:style-name="gr17" draw:text-style-name="P57" svg:width="0.115cm" svg:height="0.286cm" svg:x="11.735cm" svg:y="11.811cm" svg:viewBox="0 0 116 287" svg:d="M0 0c58 645 116 0 116 0"><text:p/></draw:path><draw:path draw:name="Forme79" draw:style-name="gr17" draw:text-style-name="P57" svg:width="0.115cm" svg:height="0.286cm" svg:x="11.851cm" svg:y="11.527cm" svg:viewBox="0 0 116 287" svg:d="M0 287c58-646 116 0 116 0"><text:p/></draw:path><draw:path draw:name="Forme84" draw:style-name="gr17" draw:text-style-name="P57" svg:width="0.073cm" svg:height="0.286cm" svg:x="11.973cm" svg:y="11.811cm" svg:viewBox="0 0 74 287" svg:d="M0 0c37 645 74 0 74 0"><text:p/></draw:path><draw:path draw:name="Forme85" draw:style-name="gr17" draw:text-style-name="P57" svg:width="0.073cm" svg:height="0.286cm" svg:x="12.049cm" svg:y="11.527cm" svg:viewBox="0 0 74 287" svg:d="M0 287c37-646 74 0 74 0"><text:p/></draw:path><draw:path draw:name="Forme86" draw:style-name="gr17" draw:text-style-name="P57" svg:width="0.073cm" svg:height="0.286cm" svg:x="12.123cm" svg:y="11.811cm" svg:viewBox="0 0 74 287" svg:d="M0 0c37 645 74 0 74 0"><text:p/></draw:path><draw:g draw:name="Forme87" draw:style-name="gr10"><draw:path draw:style-name="gr17" draw:text-style-name="P57" svg:width="0.115cm" svg:height="0.286cm" svg:x="11.155cm" svg:y="11.527cm" svg:viewBox="0 0 116 287" svg:d="M0 287c58-646 116 0 116 0"><text:p/></draw:path><draw:path draw:style-name="gr17" draw:text-style-name="P57" svg:width="0.115cm" svg:height="0.286cm" svg:x="11.271cm" svg:y="11.811cm" svg:viewBox="0 0 116 287" svg:d="M0 0c58 645 116 0 116 0"><text:p/></draw:path></draw:g><draw:path draw:name="Forme102" draw:style-name="gr17" draw:text-style-name="P57" svg:width="0.073cm" svg:height="0.286cm" svg:x="12.123cm" svg:y="11.811cm" svg:viewBox="0 0 74 287" svg:d="M74 0c-37 645-74 0-74 0"><text:p/></draw:path><draw:path draw:name="Forme103" draw:style-name="gr17" draw:text-style-name="P57" svg:width="0.073cm" svg:height="0.291cm" svg:x="12.197cm" svg:y="11.524cm" svg:viewBox="0 0 74 292" svg:d="M0 292c37-656 74 0 74 0"><text:p/></draw:path><draw:path draw:name="Forme104" draw:style-name="gr17" draw:text-style-name="P57" svg:width="0.074cm" svg:height="0.286cm" svg:x="12.347cm" svg:y="11.527cm" svg:viewBox="0 0 75 287" svg:d="M75 287c-38-646-75 0-75 0"><text:p/></draw:path><draw:path draw:name="Forme105" draw:style-name="gr17" draw:text-style-name="P57" svg:width="0.074cm" svg:height="0.286cm" svg:x="12.273cm" svg:y="11.811cm" svg:viewBox="0 0 75 287" svg:d="M75 0c-38 645-75 0-75 0"><text:p/></draw:path><draw:path draw:name="Forme107" draw:style-name="gr17" draw:text-style-name="P57" svg:width="0.074cm" svg:height="0.286cm" svg:x="12.42cm" svg:y="11.811cm" svg:viewBox="0 0 75 287" svg:d="M75 0c-38 645-75 0-75 0"><text:p/></draw:path><draw:path draw:name="Forme111" draw:style-name="gr17" draw:text-style-name="P57" svg:width="0.115cm" svg:height="0.286cm" svg:x="11.387cm" svg:y="11.527cm" svg:viewBox="0 0 116 287" svg:d="M0 287c58-646 116 0 116 0"><text:p/></draw:path><draw:path draw:name="Forme112" draw:style-name="gr17" draw:text-style-name="P57" svg:width="0.115cm" svg:height="0.286cm" svg:x="11.503cm" svg:y="11.811cm" svg:viewBox="0 0 116 287" svg:d="M0 0c58 645 116 0 116 0"><text:p/></draw:path></draw:g><draw:line text:anchor-type="paragraph" draw:z-index="13" draw:name="Ligne 8" draw:style-name="gr18" draw:text-style-name="P57" svg:x1="9.991cm" svg:y1="11.977cm" svg:x2="10.968cm" svg:y2="11.991cm"><text:p/></draw:line><draw:line text:anchor-type="paragraph" draw:z-index="14" draw:name="Ligne 9" draw:style-name="gr18" draw:text-style-name="P57" svg:x1="11.152cm" svg:y1="12.412cm" svg:x2="10.021cm" svg:y2="12.412cm"><text:p/></draw:line><draw:g text:anchor-type="paragraph" draw:z-index="15" draw:name="DrawObject 8" draw:style-name="gr1"><draw:path draw:name="Forme 31" draw:style-name="gr16" draw:text-style-name="P57" svg:width="0.106cm" svg:height="0.036cm" svg:x="11.25cm" svg:y="12.376cm" svg:viewBox="0 0 107 37" svg:d="M0 37c54-83 107 0 107 0"><text:p/></draw:path><draw:path draw:name="Forme 32" draw:style-name="gr16" draw:text-style-name="P57" svg:width="0.106cm" svg:height="0.036cm" svg:x="11.356cm" svg:y="12.413cm" svg:viewBox="0 0 107 37" svg:d="M0 0c53 83 107 0 107 0"><text:p/></draw:path><draw:path draw:name="Forme 33" draw:style-name="gr16" draw:text-style-name="P57" svg:width="0.106cm" svg:height="0.036cm" svg:x="11.465cm" svg:y="12.376cm" svg:viewBox="0 0 107 37" svg:d="M0 37c54-83 107 0 107 0"><text:p/></draw:path><draw:path draw:name="Forme 34" draw:style-name="gr16" draw:text-style-name="P57" svg:width="0.106cm" svg:height="0.036cm" svg:x="11.571cm" svg:y="12.413cm" svg:viewBox="0 0 107 37" svg:d="M0 0c53 83 107 0 107 0"><text:p/></draw:path><draw:path draw:name="Forme 35" draw:style-name="gr16" draw:text-style-name="P57" svg:width="0.106cm" svg:height="0.036cm" svg:x="11.677cm" svg:y="12.376cm" svg:viewBox="0 0 107 37" svg:d="M0 37c54-83 107 0 107 0"><text:p/></draw:path><draw:path draw:name="Forme 36" draw:style-name="gr16" draw:text-style-name="P57" svg:width="0.106cm" svg:height="0.036cm" svg:x="11.783cm" svg:y="12.413cm" svg:viewBox="0 0 107 37" svg:d="M0 0c53 83 107 0 107 0"><text:p/></draw:path><draw:path draw:name="Forme 37" draw:style-name="gr16" draw:text-style-name="P57" svg:width="0.106cm" svg:height="0.036cm" svg:x="11.892cm" svg:y="12.376cm" svg:viewBox="0 0 107 37" svg:d="M0 37c54-83 107 0 107 0"><text:p/></draw:path><draw:path draw:name="Forme 38" draw:style-name="gr16" draw:text-style-name="P57" svg:width="0.068cm" svg:height="0.036cm" svg:x="12.005cm" svg:y="12.413cm" svg:viewBox="0 0 69 37" svg:d="M0 0c34 83 69 0 69 0"><text:p/></draw:path><draw:path draw:name="Forme 39" draw:style-name="gr16" draw:text-style-name="P57" svg:width="0.068cm" svg:height="0.036cm" svg:x="12.074cm" svg:y="12.376cm" svg:viewBox="0 0 69 37" svg:d="M0 37c34-83 69 0 69 0"><text:p/></draw:path><draw:path draw:name="Forme 40" draw:style-name="gr16" draw:text-style-name="P57" svg:width="0.068cm" svg:height="0.036cm" svg:x="12.141cm" svg:y="12.413cm" svg:viewBox="0 0 69 37" svg:d="M0 0c34 83 69 0 69 0"><text:p/></draw:path><draw:path draw:name="Forme 41" draw:style-name="gr16" draw:text-style-name="P57" svg:width="0.068cm" svg:height="0.036cm" svg:x="12.211cm" svg:y="12.376cm" svg:viewBox="0 0 69 37" svg:d="M0 37c34-83 69 0 69 0"><text:p/></draw:path><draw:path draw:name="Forme 42" draw:style-name="gr16" draw:text-style-name="P57" svg:width="0.068cm" svg:height="0.036cm" svg:x="12.279cm" svg:y="12.413cm" svg:viewBox="0 0 69 37" svg:d="M0 0c34 83 69 0 69 0"><text:p/></draw:path><draw:path draw:name="Forme 43" draw:style-name="gr16" draw:text-style-name="P57" svg:width="0.068cm" svg:height="0.036cm" svg:x="12.348cm" svg:y="12.376cm" svg:viewBox="0 0 69 37" svg:d="M0 37c34-83 69 0 69 0"><text:p/></draw:path><draw:path draw:name="Forme 44" draw:style-name="gr16" draw:text-style-name="P57" svg:width="0.068cm" svg:height="0.036cm" svg:x="12.416cm" svg:y="12.413cm" svg:viewBox="0 0 69 37" svg:d="M0 0c34 83 69 0 69 0"><text:p/></draw:path><draw:path draw:name="Forme 45" draw:style-name="gr17" draw:text-style-name="P57" svg:width="0.106cm" svg:height="0.036cm" svg:x="11.465cm" svg:y="12.376cm" svg:viewBox="0 0 107 37" svg:d="M0 37c54-83 107 0 107 0"><text:p/></draw:path><draw:path draw:name="Forme 46" draw:style-name="gr17" draw:text-style-name="P57" svg:width="0.106cm" svg:height="0.036cm" svg:x="11.571cm" svg:y="12.413cm" svg:viewBox="0 0 107 37" svg:d="M0 0c53 83 107 0 107 0"><text:p/></draw:path><draw:path draw:name="Forme 47" draw:style-name="gr17" draw:text-style-name="P57" svg:width="0.106cm" svg:height="0.036cm" svg:x="11.679cm" svg:y="12.376cm" svg:viewBox="0 0 107 37" svg:d="M0 37c54-83 107 0 107 0"><text:p/></draw:path><draw:path draw:name="Forme 48" draw:style-name="gr17" draw:text-style-name="P57" svg:width="0.106cm" svg:height="0.036cm" svg:x="11.786cm" svg:y="12.413cm" svg:viewBox="0 0 107 37" svg:d="M0 0c53 83 107 0 107 0"><text:p/></draw:path><draw:path draw:name="Forme 49" draw:style-name="gr17" draw:text-style-name="P57" svg:width="0.106cm" svg:height="0.036cm" svg:x="11.892cm" svg:y="12.376cm" svg:viewBox="0 0 107 37" svg:d="M0 37c54-83 107 0 107 0"><text:p/></draw:path><draw:path draw:name="Forme 50" draw:style-name="gr17" draw:text-style-name="P57" svg:width="0.068cm" svg:height="0.036cm" svg:x="12.005cm" svg:y="12.413cm" svg:viewBox="0 0 69 37" svg:d="M0 0c34 83 69 0 69 0"><text:p/></draw:path><draw:path draw:name="Forme 51" draw:style-name="gr17" draw:text-style-name="P57" svg:width="0.068cm" svg:height="0.036cm" svg:x="12.074cm" svg:y="12.376cm" svg:viewBox="0 0 69 37" svg:d="M0 37c34-83 69 0 69 0"><text:p/></draw:path><draw:path draw:name="Forme 52" draw:style-name="gr17" draw:text-style-name="P57" svg:width="0.068cm" svg:height="0.036cm" svg:x="12.142cm" svg:y="12.413cm" svg:viewBox="0 0 69 37" svg:d="M0 0c34 83 69 0 69 0"><text:p/></draw:path><draw:g draw:name="Forme 53" draw:style-name="gr10"><draw:path draw:style-name="gr17" draw:text-style-name="P57" svg:width="0.106cm" svg:height="0.036cm" svg:x="11.25cm" svg:y="12.376cm" svg:viewBox="0 0 107 37" svg:d="M0 37c54-83 107 0 107 0"><text:p/></draw:path><draw:path draw:style-name="gr17" draw:text-style-name="P57" svg:width="0.106cm" svg:height="0.036cm" svg:x="11.356cm" svg:y="12.413cm" svg:viewBox="0 0 107 37" svg:d="M0 0c53 83 107 0 107 0"><text:p/></draw:path></draw:g><draw:path draw:name="Forme 54" draw:style-name="gr17" draw:text-style-name="P57" svg:width="0.068cm" svg:height="0.036cm" svg:x="12.143cm" svg:y="12.413cm" svg:viewBox="0 0 69 37" svg:d="M69 0c-35 83-69 0-69 0"><text:p/></draw:path><draw:path draw:name="Forme 55" draw:style-name="gr17" draw:text-style-name="P57" svg:width="0.068cm" svg:height="0.036cm" svg:x="12.212cm" svg:y="12.375cm" svg:viewBox="0 0 69 37" svg:d="M0 37c34-84 69 0 69 0"><text:p/></draw:path><draw:path draw:name="Forme 56" draw:style-name="gr17" draw:text-style-name="P57" svg:width="0.068cm" svg:height="0.036cm" svg:x="12.349cm" svg:y="12.376cm" svg:viewBox="0 0 69 37" svg:d="M69 37c-35-83-69 0-69 0"><text:p/></draw:path><draw:path draw:name="Forme 57" draw:style-name="gr17" draw:text-style-name="P57" svg:width="0.068cm" svg:height="0.036cm" svg:x="12.28cm" svg:y="12.413cm" svg:viewBox="0 0 69 37" svg:d="M69 0c-35 83-69 0-69 0"><text:p/></draw:path><draw:path draw:name="Forme 58" draw:style-name="gr17" draw:text-style-name="P57" svg:width="0.068cm" svg:height="0.036cm" svg:x="12.417cm" svg:y="12.413cm" svg:viewBox="0 0 69 37" svg:d="M69 0c-35 83-69 0-69 0"><text:p/></draw:path><draw:path draw:name="Forme 59" draw:style-name="gr17" draw:text-style-name="P57" svg:width="0.106cm" svg:height="0.036cm" svg:x="11.465cm" svg:y="12.376cm" svg:viewBox="0 0 107 37" svg:d="M0 37c54-83 107 0 107 0"><text:p/></draw:path><draw:path draw:name="Forme 60" draw:style-name="gr17" draw:text-style-name="P57" svg:width="0.106cm" svg:height="0.036cm" svg:x="11.571cm" svg:y="12.413cm" svg:viewBox="0 0 107 37" svg:d="M0 0c53 83 107 0 107 0"><text:p/></draw:path></draw:g><draw:g text:anchor-type="paragraph" draw:z-index="17" draw:name="DrawObject 9" draw:style-name="gr1"><draw:custom-shape draw:name="Forme 19" draw:style-name="gr11" svg:width="3.193cm" svg:height="0.9cm" svg:x="6.705cm" svg:y="7.283cm"><text:p/><draw:enhanced-geometry svg:viewBox="0 0 21600 21600" draw:type="rectangle" draw:enhanced-path="M 0 0 L 21600 0 21600 21600 0 21600 0 0 Z N"/></draw:custom-shape><draw:frame draw:name="Cadre de texte 30" draw:style-name="gr4" draw:text-style-name="P60" svg:width="2.911cm" svg:height="0.408cm" svg:x="6.985cm" svg:y="7.474cm"><draw:text-box><text:p><text:span text:style-name="T36"><text:s text:c="2"/></text:span><text:span text:style-name="T36">Phy_UART</text:span></text:p></draw:text-box></draw:frame></draw:g><draw:g text:anchor-type="paragraph" draw:z-index="18" draw:name="DrawObject 10" draw:style-name="gr1"><draw:line draw:name="Ligne verticale 4" draw:style-name="gr3" draw:text-style-name="P57" svg:x1="7.375cm" svg:y1="8.221cm" svg:x2="7.375cm" svg:y2="9.491cm"><text:p/></draw:line><draw:frame draw:name="Cadre de texte 31" draw:style-name="gr15" draw:text-style-name="P61" svg:width="1.71cm" svg:height="0.989cm" svg:x="5.56cm" svg:y="8.503cm"><draw:text-box><text:p><text:span text:style-name="T39">- request</text:span></text:p><text:p><text:span text:style-name="T39">- AsyMssg</text:span></text:p></draw:text-box></draw:frame><draw:line draw:name="Ligne verticale 9" draw:style-name="gr3" draw:text-style-name="P57" svg:x1="9.21cm" svg:y1="9.491cm" svg:x2="9.192cm" svg:y2="8.221cm"><text:p/></draw:line><draw:frame draw:name="Cadre de texte 32" draw:style-name="gr15" draw:text-style-name="P61" svg:width="1.71cm" svg:height="0.989cm" svg:x="9.388cm" svg:y="8.503cm"><draw:text-box><text:p><text:span text:style-name="T39">- data</text:span></text:p><text:p><text:span text:style-name="T39">- Ack</text:span></text:p></draw:text-box></draw:frame></draw:g></text:p>
      <text:p text:style-name="P6"/>
      <text:p text:style-name="P6"><draw:frame text:anchor-type="paragraph" draw:z-index="7" draw:name="Cadre de texte 13" draw:style-name="gr14" draw:text-style-name="P61" svg:width="3.335cm" svg:height="2.031cm" svg:x="8.594cm" svg:y="-0.042cm"><draw:text-box><text:p><text:span text:style-name="T37">Exchange : ID n°</text:span></text:p><text:p><text:span text:style-name="T39">- requests</text:span></text:p><text:p><text:span text:style-name="T39">- data</text:span></text:p><text:p><text:span text:style-name="T39">- AsyMssg</text:span></text:p></draw:text-box></draw:frame></text:p>
      <text:p text:style-name="P6"/>
      <text:p text:style-name="P6"/>
      <text:p text:style-name="P6"><draw:frame text:anchor-type="paragraph" draw:z-index="22" draw:name="Cadre de texte 1" draw:style-name="gr22" draw:text-style-name="P62" svg:width="5.453cm" svg:height="0.981cm" svg:x="10.86cm" svg:y="0.427cm"><draw:text-box><text:p><text:span text:style-name="T40">ExchCtrle Frame</text:span></text:p><text:p><text:span text:style-name="T41">|Org@|ID|Type_LenData|Data|Trial|</text:span></text:p><text:p><text:span text:style-name="T40"/></text:p></draw:text-box></draw:frame></text:p>
      <text:p text:style-name="P6"><draw:frame text:anchor-type="paragraph" draw:z-index="19" draw:name="Cadre de texte 38" draw:style-name="gr22" draw:text-style-name="P62" svg:width="4.368cm" svg:height="0.981cm" svg:x="0.66cm" svg:y="-0.115cm"><draw:text-box><text:p><text:span text:style-name="T40">ExchCtrle Frame</text:span></text:p><text:p><text:span text:style-name="T41">|Dest@|ID|Type_LenData|Data|Trial|</text:span></text:p><text:p><text:span text:style-name="T40"/></text:p></draw:text-box></draw:frame></text:p>
      <text:p text:style-name="P6"/>
      <text:p text:style-name="P6"/>
      <text:p text:style-name="P6"><draw:frame text:anchor-type="paragraph" draw:z-index="20" draw:name="Cadre de texte 33" draw:style-name="gr22" draw:text-style-name="P62" svg:width="5.231cm" svg:height="0.981cm" svg:x="0.33cm" svg:y="0.139cm"><draw:text-box><text:p><text:span text:style-name="T40">MAC Frame</text:span></text:p><text:p><text:span text:style-name="T41">|</text:span><text:span text:style-name="T42">My@</text:span><text:span text:style-name="T41">|Dest@|ID|Type_LenData|Data|Trial|</text:span></text:p><text:p><text:span text:style-name="T40"/></text:p></draw:text-box></draw:frame><draw:frame text:anchor-type="paragraph" draw:z-index="21" draw:name="Cadre de texte 35" draw:style-name="gr23" draw:text-style-name="P62" svg:width="6.467cm" svg:height="1.692cm" svg:x="10.638cm" svg:y="-0.148cm"><draw:text-box><text:p><text:span text:style-name="T40">MAC Frame</text:span></text:p><text:p><text:span text:style-name="T41">|Org@|</text:span><text:span text:style-name="T42">Dest@</text:span><text:span text:style-name="T41">|ID|Type_LenData|Data|Trial|</text:span></text:p><text:p><text:span text:style-name="T40"/></text:p></draw:text-box></draw:frame></text:p>
      <text:p text:style-name="P6"/>
      <text:p text:style-name="P6"><draw:frame text:anchor-type="paragraph" draw:z-index="24" draw:name="Cadre de texte 3" draw:style-name="gr24" draw:text-style-name="P62" svg:width="8.109cm" svg:height="1.308cm" svg:x="10.419cm" svg:y="0.411cm"><draw:text-box><text:p><text:span text:style-name="T40">Phy Frame</text:span></text:p><text:p><text:span text:style-name="T42">|#####|Len|</text:span><text:span text:style-name="T41">Org@|Dest@|ID|Type_LenData|Data|Trial|</text:span><text:span text:style-name="T42">CheckSum| </text:span></text:p><text:p><text:span text:style-name="T40"/></text:p></draw:text-box></draw:frame></text:p>
      <text:p text:style-name="P6"><draw:frame text:anchor-type="paragraph" draw:z-index="23" draw:name="Cadre de texte 2" draw:style-name="gr24" draw:text-style-name="P62" svg:width="8.109cm" svg:height="1.308cm" svg:x="-0.734cm" svg:y="-0.014cm"><draw:text-box><text:p><text:span text:style-name="T40">Phy Frame</text:span></text:p><text:p><text:span text:style-name="T42">|#####|Len</text:span><text:span text:style-name="T41">|Org@|Dest@|ID|Type_LenData|Data|Trial|</text:span><text:span text:style-name="T42">CheckSum|</text:span><text:span text:style-name="T41"> </text:span></text:p><text:p><text:span text:style-name="T40"/></text:p></draw:text-box></draw:frame></text:p>
      <text:p text:style-name="P6"/>
      <text:p text:style-name="P6"/>
      <text:p text:style-name="P7"/>
      <text:p text:style-name="P7"/>
      <text:p text:style-name="P7"><draw:g text:anchor-type="paragraph" draw:z-index="16" draw:name="DrawObject11" draw:style-name="gr1"><draw:line draw:name="Ligne 10" draw:style-name="gr19" draw:text-style-name="P57" svg:x1="3.256cm" svg:y1="-0.166cm" svg:x2="3.523cm" svg:y2="-0.166cm"><text:p/></draw:line><draw:line draw:name="Ligne 11" draw:style-name="gr19" draw:text-style-name="P57" svg:x1="3.523cm" svg:y1="0.155cm" svg:x2="3.523cm" svg:y2="-0.166cm"><text:p/></draw:line><draw:line draw:name="Ligne 12" draw:style-name="gr19" draw:text-style-name="P57" svg:x1="3.523cm" svg:y1="0.155cm" svg:x2="3.681cm" svg:y2="0.155cm"><text:p/></draw:line><draw:line draw:name="Ligne 13" draw:style-name="gr19" draw:text-style-name="P57" svg:x1="3.681cm" svg:y1="0.155cm" svg:x2="3.681cm" svg:y2="-0.166cm"><text:p/></draw:line><draw:custom-shape draw:name="Forme 11" draw:style-name="gr20" svg:width="0.165cm" svg:height="0.322cm" svg:x="3.681cm" svg:y="-0.166cm"><text:p/><draw:enhanced-geometry svg:viewBox="0 0 21600 21600" draw:type="rectangle" draw:enhanced-path="M 0 0 L 21600 0 21600 21600 0 21600 0 0 Z N"/></draw:custom-shape><draw:custom-shape draw:name="Forme 12" draw:style-name="gr20" svg:width="0.165cm" svg:height="0.322cm" svg:x="3.845cm" svg:y="-0.166cm"><text:p/><draw:enhanced-geometry svg:viewBox="0 0 21600 21600" draw:type="rectangle" draw:enhanced-path="M 0 0 L 21600 0 21600 21600 0 21600 0 0 Z N"/></draw:custom-shape><draw:line draw:name="Ligne 14" draw:style-name="gr19" draw:text-style-name="P57" svg:x1="4.01cm" svg:y1="0.155cm" svg:x2="4.01cm" svg:y2="-0.166cm"><text:p/></draw:line><draw:custom-shape draw:name="Forme 13" draw:style-name="gr21" svg:width="0.167cm" svg:height="0.322cm" svg:x="4.009cm" svg:y="-0.166cm"><text:p/><draw:enhanced-geometry svg:viewBox="0 0 21600 21600" draw:type="rectangle" draw:enhanced-path="M 0 0 L 21600 0 21600 21600 0 21600 0 0 Z N"/></draw:custom-shape><draw:custom-shape draw:name="Forme 14" draw:style-name="gr20" svg:width="0.165cm" svg:height="0.322cm" svg:x="4.175cm" svg:y="-0.166cm"><text:p/><draw:enhanced-geometry svg:viewBox="0 0 21600 21600" draw:type="rectangle" draw:enhanced-path="M 0 0 L 21600 0 21600 21600 0 21600 0 0 Z N"/></draw:custom-shape><draw:line draw:name="Ligne 22" draw:style-name="gr19" draw:text-style-name="P57" svg:x1="4.339cm" svg:y1="0.155cm" svg:x2="4.339cm" svg:y2="-0.166cm"><text:p/></draw:line><draw:custom-shape draw:name="Forme 15" draw:style-name="gr20" svg:width="0.165cm" svg:height="0.322cm" svg:x="4.339cm" svg:y="-0.166cm"><text:p/><draw:enhanced-geometry svg:viewBox="0 0 21600 21600" draw:type="rectangle" draw:enhanced-path="M 0 0 L 21600 0 21600 21600 0 21600 0 0 Z N"/></draw:custom-shape><draw:custom-shape draw:name="Forme 16" draw:style-name="gr20" svg:width="0.165cm" svg:height="0.322cm" svg:x="4.503cm" svg:y="-0.166cm"><text:p/><draw:enhanced-geometry svg:viewBox="0 0 21600 21600" draw:type="rectangle" draw:enhanced-path="M 0 0 L 21600 0 21600 21600 0 21600 0 0 Z N"/></draw:custom-shape><draw:line draw:name="Ligne 23" draw:style-name="gr19" draw:text-style-name="P57" svg:x1="4.668cm" svg:y1="0.155cm" svg:x2="4.668cm" svg:y2="-0.166cm"><text:p/></draw:line><draw:custom-shape draw:name="Forme 17" draw:style-name="gr20" svg:width="0.165cm" svg:height="0.322cm" svg:x="4.667cm" svg:y="-0.166cm"><text:p/><draw:enhanced-geometry svg:viewBox="0 0 21600 21600" draw:type="rectangle" draw:enhanced-path="M 0 0 L 21600 0 21600 21600 0 21600 0 0 Z N"/></draw:custom-shape><draw:custom-shape draw:name="Forme 18" draw:style-name="gr21" svg:width="0.167cm" svg:height="0.322cm" svg:x="4.831cm" svg:y="-0.166cm"><text:p/><draw:enhanced-geometry svg:viewBox="0 0 21600 21600" draw:type="rectangle" draw:enhanced-path="M 0 0 L 21600 0 21600 21600 0 21600 0 0 Z N"/></draw:custom-shape><draw:line draw:name="Ligne 24" draw:style-name="gr19" draw:text-style-name="P57" svg:x1="4.997cm" svg:y1="-0.166cm" svg:x2="5.264cm" svg:y2="-0.166cm"><text:p/></draw:line></draw:g></text:p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3">N</text:span><text:span text:style-name="T13">otons que les échanges au niveau de la couche "</text:span><text:span text:style-name="T4">ExchangeControl</text:span><text:span text:style-name="T13">" se font nécessairement en mode synchrone dans le sens où, même un message asynchrone sera acquitté par le receveur pour renforcer la qualité de la liaison</text:span><text:span text:style-name="T13">.</text:span></text:p>
      <text:p text:style-name="P7"/>
      <text:p text:style-name="P7"/>
      <text:p text:style-name="P7"/>
      <text:p text:style-name="P6"/>
      <text:p text:style-name="P7"/>
      <text:p text:style-name="P7"/>
      <text:h text:style-name="P33" text:outline-level="2"><text:bookmark-start text:name="__RefHeading___Toc2096_2496697646"/><text:soft-page-break/>Les trames du protocole<text:bookmark-end text:name="__RefHeading___Toc2096_2496697646"/></text:h>
      <text:p text:style-name="P3"><text:span text:style-name="T5">Le protocole est fait pour gérer jusqu'à </text:span><text:span text:style-name="T5">256</text:span><text:span text:style-name="T5"> entités qui échangent en FSK. </text:span><text:span text:style-name="T5">Les adresses s'étendent donc de 0 à 0xF</text:span><text:span text:style-name="T5">E, avec OxFF réservée pour le broadcast.</text:span><text:span text:style-name="T5"> </text:span><text:span text:style-name="T5">Org@ et Dest@ caractérisent, pour une transmission donnée, l'entité à l'origine du message et celle qui en est destinataire.</text:span></text:p>
      <text:p text:style-name="P10"/>
      <text:h text:style-name="Heading_20_3" text:outline-level="3"><text:bookmark-start text:name="__RefHeading___Toc2098_2496697646"/>Trame ExchangeLayer Frame<text:bookmark-end text:name="__RefHeading___Toc2098_2496697646"/></text:h>
      <text:p text:style-name="P12"/>
      <text:p text:style-name="P12">La trame se situe entre la couche ExchangeLayer et la couche MAC.</text:p>
      <text:p text:style-name="Text_20_body"/>
      <text:p text:style-name="Standard"><text:span text:style-name="T20">Constitution </text:span><text:span text:style-name="T20">: </text:span></text:p>
      <text:p text:style-name="Standard"><text:span text:style-name="T18"><text:s/></text:span><text:span text:style-name="T21">|Dest@| ID|Type_LenData|Data|Trial| </text:span><text:span text:style-name="T18"><text:s text:c="2"/>ou |Org@|ID|Type_LenData|Data|Trial| </text:span></text:p>
      <text:p text:style-name="P22"/>
      <text:p text:style-name="P18"/>
      <text:p text:style-name="P5"><text:span text:style-name="T3">champ Dest/Org@ (8bits)</text:span>: Selon le sens, c'est l'adresse à qui est destiné le message, ou l'adresse source du message,</text:p>
      <text:p text:style-name="P5"><text:span text:style-name="T22">ID</text:span><text:span text:style-name="T17">|</text:span><text:span text:style-name="T3"> (8bits)</text:span> : C'est le numéro de l'échange en cours. Il permet d'identifier une réponse à une requête ou un acquittement à un message asynchrone. Il est caractérise de manière univoque un échange.</text:p>
      <text:p text:style-name="P19"><text:span text:style-name="T16">Type_LenData</text:span><text:span text:style-name="T22"> </text:span><text:span text:style-name="T15">: </text:span><text:span text:style-name="T15">Les 6 bits de poids </text:span><text:span text:style-name="T15">faibles</text:span><text:span text:style-name="T15"> représentent la longueur de données, c'est à dire le nombre de caractères qui constituent la donnée (6</text:span><text:span text:style-name="T15">3</text:span><text:span text:style-name="T15"> maximum). Les deux bits de poids fort indiquent le type de trame :</text:span></text:p>
      <text:list xml:id="list6494527440739923672" text:style-name="L2">
        <text:list-item>
          <text:p text:style-name="P26">00 = Req / Requête,</text:p>
        </text:list-item>
        <text:list-item>
          <text:p text:style-name="P26">01 = Data,</text:p>
        </text:list-item>
        <text:list-item>
          <text:p text:style-name="P26">10 = AsyMssg / Message asynchrone,</text:p>
        </text:list-item>
        <text:list-item>
          <text:p text:style-name="P26">11 = Ack</text:p>
        </text:list-item>
      </text:list>
      <text:p text:style-name="P25"/>
      <text:p text:style-name="P7"><text:span text:style-name="T22">Data : </text:span><text:span text:style-name="T14">les données proprement dites, succession de caractères 8 bits qui ont un sens ordonnée pour l'application en amont. A ce niveau, c'est un simple bloc de données 8 bits, donc le nombre est indiqué dans le champ précédent.</text:span></text:p>
      <text:p text:style-name="P25"/>
      <text:p text:style-name="P19"><text:span text:style-name="T22">Trial(8bits) </text:span><text:span text:style-name="T15">: Nombre d'essais concernant l'échange en cours (depuis la première émission de la requête ou la première émission du message asynchrone). 1 à 254 essais possibles. </text:span></text:p>
      <text:p text:style-name="P7">NB : la valeur 0xFF (-1) est particulière. Lors d'une réception de Data ou Ack (suite à une requête ou message asychrone), cette valeur indique que le message est bien arrivé au destinataire, mais pas jusqu'à l'application destinataire. Le message s'est donc arrêté à la couche Exchange du destinataire. Ce retour se fait si l'application n'a pas répondu au bout d'un certain temp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h text:style-name="Heading_20_3" text:outline-level="3"><text:bookmark-start text:name="__RefHeading___Toc2100_2496697646"/><text:soft-page-break/><text:s/>Trame MAC Frame<text:bookmark-end text:name="__RefHeading___Toc2100_2496697646"/></text:h>
      <text:p text:style-name="P7"/>
      <text:p text:style-name="P7">La trame se situe entre la couche MAC et la couche Phy_UART</text:p>
      <text:p text:style-name="Standard"><text:span text:style-name="T20">Constitution :</text:span></text:p>
      <text:p text:style-name="Standard"><text:span text:style-name="T18">E</text:span><text:span text:style-name="T18">n descendant, transmission :</text:span></text:p>
      <text:p text:style-name="P21"><text:span text:style-name="T23">|</text:span><text:span text:style-name="T24">My@</text:span><text:span text:style-name="T23">|Dest@|ID|Type_LenData|Data|Trial| </text:span></text:p>
      <text:p text:style-name="P22"/>
      <text:p text:style-name="P22">En remontant, réception :</text:p>
      <text:p text:style-name="P21"><text:span text:style-name="T23"><text:s/>|Org@|</text:span><text:span text:style-name="T24">Dest@</text:span><text:span text:style-name="T23">|ID|Type_LenData|Data|Trial|</text:span></text:p>
      <text:p text:style-name="P22"><text:s/></text:p>
      <text:p text:style-name="P24"/>
      <text:p text:style-name="P9"/>
      <text:p text:style-name="P8">Pour chacun des deux types de trame :</text:p>
      <text:list xml:id="list3180022030540933689" text:style-name="L3">
        <text:list-item>
          <text:p text:style-name="P49">dans le sens d'une transmission, la couche MAC aura encapsulé la trame précédente pour y ajouter en tête l'adresse origine du message, à savoir My@ (traduire mon adresse, celle de l'entité en question, connue par la couche MAC),</text:p>
        </text:list-item>
        <text:list-item>
          <text:p text:style-name="P52"><text:span text:style-name="T6">dans le sens d'une réception, la couche UART présentant l'adresse de destination, Dest@, la couche MAC compare celle-ci avec My@. Si la comparaison est bonne, le message est transmis vers la couche supérieure à la couche MAC, à savoir la couche ExchangeControl</text:span><text:span text:style-name="T6"> (le message est alors décapsulé, on enlève Dest@ qui ne sert plus</text:span><text:span text:style-name="T6">)</text:span><text:span text:style-name="T6">. Dans le cas contraire, le message est écarté.</text:span></text:p>
        </text:list-item>
      </text:list>
      <text:h text:style-name="Heading_20_3" text:outline-level="3"><text:bookmark-start text:name="__RefHeading__3604_383917237"/>Trame Phy Frame<text:bookmark-end text:name="__RefHeading__3604_383917237"/></text:h>
      <text:p text:style-name="P8"/>
      <text:p text:style-name="P7">La trame se situe entre la couche Phy_UART et l'UART</text:p>
      <text:p text:style-name="P8"/>
      <text:p text:style-name="Standard"><text:span text:style-name="T20">Constitution </text:span><text:span text:style-name="T20">:</text:span></text:p>
      <text:p text:style-name="Standard"><text:span text:style-name="T18">E</text:span><text:span text:style-name="T18">n descendant, transmission :</text:span></text:p>
      <text:p text:style-name="P21"><text:span text:style-name="T30">|#####|Len</text:span><text:span text:style-name="T27">||My@|</text:span><text:span text:style-name="T23">Dest@|ID|Type_LenData|Data|Trial|</text:span><text:span text:style-name="T30">CheckSum| </text:span></text:p>
      <text:p text:style-name="P22"/>
      <text:p text:style-name="P22">En remontant, réception :</text:p>
      <text:p text:style-name="P20"><text:span text:style-name="T28">|#####|Len</text:span><text:span text:style-name="T14"> </text:span><text:span text:style-name="T26">|Dest@|Org@|ID|</text:span><text:span text:style-name="T14">Type_LenData|Data|Trial|</text:span><text:span text:style-name="T28">CheckSum| </text:span><text:span text:style-name="T14"><text:s text:c="2"/></text:span></text:p>
      <text:p text:style-name="P8"/>
      <text:p text:style-name="P8">La couche Driver UART va encapsuler (décapsuler) la trame issu de (allant vers) la couche MAC. Pour l'encapsulation on ajoute les champs :</text:p>
      <text:p text:style-name="P4"><text:span text:style-name="T8">préambule ##### (5 octets, 40 bits) </text:span><text:span text:style-name="T6">: </text:span><text:span text:style-name="T6">ils sont nécessaires pour filtrer les autres transmission à 433MHz.</text:span></text:p>
      <text:p text:style-name="P4"><text:span text:style-name="T8">Len</text:span><text:span text:style-name="T9"> </text:span><text:span text:style-name="T8">(1octet)</text:span><text:span text:style-name="T9"> </text:span><text:span text:style-name="T6">: c'est la longueur totale de la trame, hors préembule #####. Il inclut le checksum.</text:span></text:p>
      <text:p text:style-name="P4"><text:span text:style-name="T8">Checksum</text:span><text:span text:style-name="T7"> </text:span><text:span text:style-name="T8">(</text:span><text:span text:style-name="T8">1 </text:span><text:span text:style-name="T8">octet) </text:span><text:span text:style-name="T6">: somme de l'ensemble (hors checksum) modulo 256.</text:span></text:p>
      <text:p text:style-name="P8"/>
      <text:p text:style-name="P8"/>
      <text:p text:style-name="P8"/>
      <text:p text:style-name="P8"/>
      <text:h text:style-name="Heading_20_3" text:outline-level="3"><text:bookmark-start text:name="__RefHeading__3606_383917237"/><text:soft-page-break/>Interaction au niveau de la couche ExchangeControl :<text:bookmark-end text:name="__RefHeading__3606_383917237"/></text:h>
      <text:p text:style-name="P8"/>
      <text:p text:style-name="P8"><draw:custom-shape text:anchor-type="paragraph" draw:z-index="25" draw:name="Forme 20" draw:style-name="gr25" svg:width="2.082cm" svg:height="0.83cm" svg:x="1.517cm" svg:y="-0.0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Forme 21" draw:style-name="gr25" svg:width="2.082cm" svg:height="0.83cm" svg:x="4.71cm" svg:y="-0.0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7" draw:name="Ligne 25" draw:style-name="gr18" draw:text-style-name="P57" svg:x1="2.628cm" svg:y1="0.806cm" svg:x2="2.575cm" svg:y2="3.875cm"><text:p/></draw:line><draw:line text:anchor-type="paragraph" draw:z-index="28" draw:name="Ligne 26" draw:style-name="gr18" draw:text-style-name="P57" svg:x1="5.839cm" svg:y1="0.776cm" svg:x2="5.857cm" svg:y2="4.016cm"><text:p/></draw:line><draw:frame text:anchor-type="paragraph" draw:z-index="29" draw:name="Cadre de texte 29" draw:style-name="gr26" draw:text-style-name="P58" svg:width="1.271cm" svg:height="0.408cm" svg:x="2.011cm" svg:y="0.224cm"><draw:text-box><text:p><text:span text:style-name="T1">Part A</text:span></text:p></draw:text-box></draw:frame><draw:frame text:anchor-type="paragraph" draw:z-index="30" draw:name="Cadre de texte 34" draw:style-name="gr26" draw:text-style-name="P58" svg:width="1.271cm" svg:height="0.408cm" svg:x="5.186cm" svg:y="0.164cm"><draw:text-box><text:p><text:span text:style-name="T1">Part B</text:span></text:p></draw:text-box></draw:frame><draw:line text:anchor-type="paragraph" draw:z-index="31" draw:name="Ligne 27" draw:style-name="gr18" draw:text-style-name="P57" svg:x1="2.593cm" svg:y1="1.229cm" svg:x2="5.803cm" svg:y2="1.229cm"><text:p/></draw:line><draw:line text:anchor-type="paragraph" draw:z-index="32" draw:name="Ligne 28" draw:style-name="gr27" draw:text-style-name="P57" svg:x1="5.803cm" svg:y1="1.723cm" svg:x2="2.628cm" svg:y2="1.728cm"><text:p/></draw:line><draw:line text:anchor-type="paragraph" draw:z-index="33" draw:name="Ligne 29" draw:style-name="gr28" draw:text-style-name="P57" svg:x1="2.628cm" svg:y1="2.81cm" svg:x2="5.838cm" svg:y2="2.81cm"><text:p/></draw:line><draw:line text:anchor-type="paragraph" draw:z-index="34" draw:name="Ligne 30" draw:style-name="gr18" draw:text-style-name="P57" svg:x1="8.767cm" svg:y1="2.658cm" svg:x2="6.174cm" svg:y2="1.67cm"><text:p/></draw:line><draw:frame text:anchor-type="paragraph" draw:z-index="36" draw:name="Cadre de texte 36" draw:style-name="gr26" draw:text-style-name="P58" svg:width="2.911cm" svg:height="0.408cm" svg:x="9.031cm" svg:y="2.445cm"><draw:text-box><text:p><text:span text:style-name="T1">Échange synchrone</text:span></text:p></draw:text-box></draw:frame><draw:frame text:anchor-type="paragraph" draw:z-index="39" draw:name="Cadre de texte 41" draw:style-name="gr31" draw:text-style-name="P59" svg:width="2.7cm" svg:height="0.671cm" svg:x="3.034cm" svg:y="2.288cm"><draw:text-box><text:p><text:span text:style-name="T35">mssg Asy <text:s/>(</text:span><text:span text:style-name="T43"></text:span><text:span text:style-name="T35"> m)</text:span></text:p></draw:text-box></draw:frame><draw:g text:anchor-type="paragraph" draw:z-index="40" draw:name="DrawObject 12" draw:style-name="gr1"><draw:custom-shape draw:name="Forme 22" draw:style-name="gr32" svg:width="4.368cm" svg:height="0.937cm" svg:x="7.798cm" svg:y="-0.041cm"><text:p/><draw:enhanced-geometry svg:viewBox="0 0 21600 21600" draw:type="rectangle" draw:enhanced-path="M 0 0 L 21600 0 21600 21600 0 21600 0 0 Z N"/></draw:custom-shape><draw:frame draw:name="Cadre de texte 42" draw:style-name="gr33" draw:text-style-name="P60" svg:width="3.982cm" svg:height="0.847cm" svg:x="8.183cm" svg:y="0.157cm"><draw:text-box><text:p><text:span text:style-name="T36">Niveau ExchangeCtrl</text:span></text:p></draw:text-box></draw:frame></draw:g></text:p>
      <text:p text:style-name="P8"><draw:frame text:anchor-type="paragraph" draw:z-index="37" draw:name="Cadre de texte 39" draw:style-name="gr29" draw:text-style-name="P59" svg:width="2.029cm" svg:height="0.507cm" svg:x="2.905cm" svg:y="0.118cm"><draw:text-box><text:p><text:span text:style-name="T35">Requête (</text:span><text:span text:style-name="T43"></text:span><text:span text:style-name="T35"> n)</text:span></text:p></draw:text-box></draw:frame></text:p>
      <text:p text:style-name="P8"/>
      <text:p text:style-name="P7"><draw:frame text:anchor-type="paragraph" draw:z-index="38" draw:name="Cadre de texte 40" draw:style-name="gr30" draw:text-style-name="P59" svg:width="2.886cm" svg:height="0.466cm" svg:x="2.847cm" svg:y="-0.152cm"><draw:text-box><text:p><text:span text:style-name="T35">Data (ou Trial = -1)</text:span></text:p></draw:text-box></draw:frame></text:p>
      <text:p text:style-name="P7"><draw:line text:anchor-type="paragraph" draw:z-index="35" draw:name="Ligne 31" draw:style-name="gr18" draw:text-style-name="P57" svg:x1="8.767cm" svg:y1="0.026cm" svg:x2="6.174cm" svg:y2="0.155cm"><text:p/></draw:line></text:p>
      <text:p text:style-name="P7"><draw:line text:anchor-type="paragraph" draw:z-index="41" draw:name="Ligne 1" draw:style-name="gr27" draw:text-style-name="P57" svg:x1="5.803cm" svg:y1="0.139cm" svg:x2="2.628cm" svg:y2="0.144cm"><text:p/></draw:line><draw:frame text:anchor-type="paragraph" draw:z-index="46" draw:name="Cadre de texte 40" draw:style-name="gr30" draw:text-style-name="P59" svg:width="2.886cm" svg:height="0.466cm" svg:x="2.847cm" svg:y="0.261cm"><draw:text-box><text:p><text:span text:style-name="T35">Data (ou Trial = -1)</text:span></text:p></draw:text-box></draw:frame></text:p>
      <text:p text:style-name="P7"/>
      <text:p text:style-name="P7">A ce niveau, requête ou message asynchrone sont en fait synchrones et seront relancés n fois si nécessaire pour assurer la bonne remise du message.</text:p>
      <text:h text:style-name="Heading_20_1" text:outline-level="1"><text:bookmark-start text:name="__RefHeading__3608_383917237"/>Mécanisme logiciel de la pile de communication<text:bookmark-end text:name="__RefHeading__3608_383917237"/></text:h>
      <text:p text:style-name="P15"/>
      <text:p text:style-name="P7"/>
      <text:p text:style-name="P7">La pile utilisera le systick timer pour gérer tout ce qui est de l'ordre du timeout. Egalement, les trois couches logicielle (UART Driver, MAC, ExchangeLayer ) seront gérées par une machine à état.</text:p>
      <text:p text:style-name="P7"/>
      <text:h text:style-name="Heading_20_2" text:outline-level="2"><text:bookmark-start text:name="__RefHeading__3610_383917237"/>La gestion des timeout<text:bookmark-end text:name="__RefHeading__3610_383917237"/></text:h>
      <text:p text:style-name="P7">Le systick sera cadencé à 100µs. Deux fonctions seront utilisées :</text:p>
      <text:list xml:id="list8893236281896294084" text:style-name="L4">
        <text:list-item>
          <text:p text:style-name="P41"><text:span text:style-name="T4">SystickStart()</text:span> : initialise un compteur et lance le systick </text:p>
        </text:list-item>
        <text:list-item>
          <text:p text:style-name="P41"><text:span text:style-name="T4">SystickGet() </text:span>: renvoie la valeur du systick.</text:p>
        </text:list-item>
      </text:list>
      <text:p text:style-name="P7"/>
      <text:p text:style-name="P7">Chaque brique logicielle xxx qui aura besoin d'un Timeout devra :</text:p>
      <text:list xml:id="list6155096178183061178" text:style-name="L5">
        <text:list-item>
          <text:p text:style-name="P53"><text:span text:style-name="T10">utiliser une fonction nommée </text:span><text:span text:style-name="T11">xxx_TimeOut_Start(TimeOut_ms)</text:span><text:span text:style-name="T10"> : mémorise quelque part la valeur courante du systick à laquelle on ajoute 10 * TimeOut_ms (pour passer en multiple de 100µs),</text:span></text:p>
        </text:list-item>
        <text:list-item>
          <text:p text:style-name="P53"><text:span text:style-name="T10">utiliser une fonction nommée</text:span><text:span text:style-name="T11"> xxx_GetTimeOut_Status()</text:span><text:span text:style-name="T10"> : compare la valeur courante du Systick avec la valeur mémorisée. Donne 0 ou 1 selon que le temps est échu ou pas.</text:span></text:p>
          <text:p text:style-name="P42"/>
        </text:list-item>
      </text:list>
      <text:p text:style-name="P7">Attention, la comparaison devra se faire en signé pour gérer correctement le débordement. </text:p>
      <text:p text:style-name="P15"><text:span text:style-name="T10">Exemple (systick 24bits) : valeur maximale = 0xFFFFFF </text:span><text:span text:style-name="T31"></text:span><text:span text:style-name="T19"> </text:span><text:span text:style-name="T19">1677 secondes (27,78 heures). </text:span></text:p>
      <text:p text:style-name="P15"><text:span text:style-name="T19">Supposons que la mémorisation soit 0xFFFFFF (-1 en extension 32 bits). Supposons que le Timeout voulu soit de 2ms, la valeur attendue est donc 0x</text:span><text:span text:style-name="T29">FF</text:span><text:span text:style-name="T19">FFFFFF + 10*2 = -1+20=19. </text:span></text:p>
      <text:p text:style-name="P14">La comparaison se passera bien.</text:p>
      <text:p text:style-name="P7"/>
      <text:p text:style-name="P7"/>
      <text:p text:style-name="P9"><text:soft-page-break/>En résumé : </text:p>
      <text:p text:style-name="P7">Initialisation générale : <text:span text:style-name="T4">SystickStart()</text:span> <text:s/></text:p>
      <text:p text:style-name="P7">Exemple , la brique xxx veut lancer un TimeOut à 3ms :</text:p>
      <text:p text:style-name="P7"><text:span text:style-name="T4">xxx_TimeOut_Start(1) </text:span>( fonction qui appellera <text:span text:style-name="T4">SystickGet()</text:span> puis ajoutera 3*10, le tout mémorisé)</text:p>
      <text:p text:style-name="P7">De manière récurrente dans la brique xxx, on lancera <text:span text:style-name="T4">xxx_GetTimeOut_Status()</text:span><text:span text:style-name="T4"> </text:span>pour savoir si le temps est échu ou pas.</text:p>
      <text:p text:style-name="P7"/>
      <text:h text:style-name="Heading_20_2" text:outline-level="2"><text:bookmark-start text:name="__RefHeading__3612_383917237"/>Machine à état fini (FSM)<text:bookmark-end text:name="__RefHeading__3612_383917237"/></text:h>
      <text:p text:style-name="P7"/>
      <text:p text:style-name="P7">Pour une brique logicielle xxx, on utilisera les fonctions :</text:p>
      <text:list xml:id="list2595778375392536073" text:style-name="L6">
        <text:list-item>
          <text:p text:style-name="P43"><text:span text:style-name="T4">xxx_FSM_Reset()</text:span> : met la machine à état dans son état initial (Init) qui ne fait strictement rien,</text:p>
        </text:list-item>
        <text:list-item>
          <text:p text:style-name="P43"><text:span text:style-name="T4">xxx_FSM_Start() </text:span>: sort de l'état initial (transition <text:span text:style-name="T4">Start</text:span> active), active le graphe d'état. La machine à état est fonctionnelle,</text:p>
        </text:list-item>
        <text:list-item>
          <text:p text:style-name="P43"><text:span text:style-name="T4">xxx_FSM_Progress()</text:span> : Fait progresser d'un état la machine à état. Doit être appelée régulièrement sous IT. Ne dure pas. Très courte. Met à jour les sorties en fin d'exécution en fonction de l'état (modèle machine de Moore)</text:p>
        </text:list-item>
      </text:list>
      <text:p text:style-name="P7"/>
      <text:p text:style-name="P7">Pour pouvoir fonctionner, la brique logicielle doit posséder une variable <text:span text:style-name="T4">état</text:span> de type énumérée qui représentera l'état en cours. Egalement, elle utilisera une structure pour les transitions dont la nature sera propre à chaque machine à état.</text:p>
      <text:p text:style-name="P7"/>
      <text:list xml:id="list3720807126991222120" text:style-name="L7">
        <text:list-item>
          <text:p text:style-name="P51">xxx_FSM_CurrentState : char</text:p>
        </text:list-item>
        <text:list-item>
          <text:p text:style-name="P51">xxx_FSM_Trans :Structure</text:p>
        </text:list-item>
      </text:list>
      <text:p text:style-name="P7"/>
      <text:h text:style-name="Heading_20_2" text:outline-level="2"><text:bookmark-start text:name="__RefHeading__3614_383917237"/>Exécution de la pile<text:bookmark-end text:name="__RefHeading__3614_383917237"/></text:h>
      <text:p text:style-name="P7"/>
      <text:p text:style-name="P7">Le fonctionnement de chaque couche doit se faire de manière parallèle (ou presque...). Pour cela, il sera nécessaire de :</text:p>
      <text:list xml:id="list1198814293301439650" text:style-name="L8">
        <text:list-item>
          <text:p text:style-name="P44">utiliser le systick pour gérer le timeout de chaque couche,</text:p>
        </text:list-item>
        <text:list-item>
          <text:p text:style-name="P44">utiliser un autre timer pour gérer TOUTES les machines à état sous forme interruptive. La routine d'interruption FSM doit lancer en suivant toutes les progressions des FSM,</text:p>
        </text:list-item>
        <text:list-item>
          <text:p text:style-name="P44">L'interruption FSM est logée dans la couche la plus haute de la pile, donc dans <text:span text:style-name="T4">ExchangeCtrl</text:span>.</text:p>
        </text:list-item>
      </text:list>
      <text:p text:style-name="P7"/>
      <text:p text:style-name="P7"/>
      <text:p text:style-name="P7"/>
      <text:p text:style-name="P7"/>
      <text:p text:style-name="P7"><text:soft-page-break/>Cette routine d'interruption est essentielle. Le nombre de FSM à gérer est variable. On utilise deux variables pour connaître puis gérer les échanges :</text:p>
      <text:list xml:id="list3633044751702343309" text:style-name="L9">
        <text:list-item>
          <text:p text:style-name="P45">Exchange <text:span text:style-name="T3">ExchTab</text:span>[10]. Ce tableau contient 10 échanges contenant chacun tout ce qui est nécessaire à l'exécution (voir plus loin la structure Exchange). La structure <text:span text:style-name="T3">Exchange</text:span> contient la <text:span text:style-name="T3">FSM</text:span> propre à l'échange, repéré par<text:span text:style-name="T2"> </text:span>son index<text:span text:style-name="T3"> i</text:span><text:span text:style-name="T4"> </text:span>(0 à 9). Si son status est <text:s/><text:span text:style-name="T4">Free</text:span>, alors il est libre pour un nouvel échange. ainsi, l'interruption lancera toutes les FSM des échanges dont le champs Statut sera différent de <text:span text:style-name="T4">Free</text:span>.</text:p>
        </text:list-item>
        <text:list-item>
          <text:p text:style-name="P45"><text:span text:style-name="T3">ExchangeLayer Status </text:span>: Voir autre doc, chapitre 1.3</text:p>
        </text:list-item>
      </text:list>
      <text:p text:style-name="P7"/>
      <text:p text:style-name="P9">Interruption FSM :</text:p>
      <text:p text:style-name="P7"><draw:g text:anchor-type="paragraph" draw:z-index="45" draw:name="DrawObject27" draw:style-name="gr1"><draw:custom-shape draw:name="Forme 68" draw:style-name="gr37" svg:width="7.136cm" svg:height="2.758cm" svg:x="7.625cm" svg:y="0.037cm"><text:p/><draw:enhanced-geometry svg:viewBox="0 0 21600 21600" draw:type="rectangle" draw:enhanced-path="M 0 0 L 21600 0 21600 21600 0 21600 0 0 Z N"/></draw:custom-shape><draw:custom-shape draw:name="Forme 69" draw:style-name="gr38" svg:width="7.136cm" svg:height="0.401cm" svg:x="7.625cm" svg:y="0.403cm"><text:p/><draw:enhanced-geometry svg:viewBox="0 0 21600 21600" draw:type="rectangle" draw:enhanced-path="M 0 0 L 21600 0 21600 21600 0 21600 0 0 Z N"/></draw:custom-shape><draw:custom-shape draw:name="Forme 70" draw:style-name="gr39" svg:width="7.136cm" svg:height="0.401cm" svg:x="7.625cm" svg:y="1.253cm"><text:p/><draw:enhanced-geometry svg:viewBox="0 0 21600 21600" draw:type="rectangle" draw:enhanced-path="M 0 0 L 21600 0 21600 21600 0 21600 0 0 Z N"/></draw:custom-shape><draw:custom-shape draw:name="Forme 71" draw:style-name="gr38" svg:width="7.136cm" svg:height="0.401cm" svg:x="7.625cm" svg:y="2.054cm"><text:p/><draw:enhanced-geometry svg:viewBox="0 0 21600 21600" draw:type="rectangle" draw:enhanced-path="M 0 0 L 21600 0 21600 21600 0 21600 0 0 Z N"/></draw:custom-shape><draw:line draw:name="Ligne 40" draw:style-name="gr19" draw:text-style-name="P57" svg:x1="8.797cm" svg:y1="0.037cm" svg:x2="8.797cm" svg:y2="2.794cm"><text:p/></draw:line><draw:line draw:name="Ligne 41" draw:style-name="gr19" draw:text-style-name="P57" svg:x1="13.173cm" svg:y1="0.037cm" svg:x2="13.173cm" svg:y2="2.794cm"><text:p/></draw:line><draw:frame draw:name="Cadre de texte 84" draw:style-name="gr40" draw:text-style-name="P62" svg:width="0.787cm" svg:height="0.435cm" svg:x="7.834cm" svg:y="0.037cm"><draw:text-box><text:p><text:span text:style-name="T41">Free</text:span></text:p></draw:text-box></draw:frame><draw:frame draw:name="Cadre de texte 85" draw:style-name="gr40" draw:text-style-name="P62" svg:width="0.787cm" svg:height="0.435cm" svg:x="7.8cm" svg:y="0.819cm"><draw:text-box><text:p><text:span text:style-name="T41">Free</text:span></text:p></draw:text-box></draw:frame><draw:frame draw:name="Cadre de texte 86" draw:style-name="gr40" draw:text-style-name="P62" svg:width="0.787cm" svg:height="0.435cm" svg:x="7.834cm" svg:y="0.369cm"><draw:text-box><text:p><text:span text:style-name="T41">_</text:span></text:p></draw:text-box></draw:frame><draw:frame draw:name="Cadre de texte 87" draw:style-name="gr40" draw:text-style-name="P62" svg:width="0.787cm" svg:height="0.435cm" svg:x="7.784cm" svg:y="2.054cm"><draw:text-box><text:p><text:span text:style-name="T41">Free</text:span></text:p></draw:text-box></draw:frame><draw:frame draw:name="Cadre de texte 88" draw:style-name="gr40" draw:text-style-name="P62" svg:width="0.787cm" svg:height="0.435cm" svg:x="7.8cm" svg:y="1.253cm"><draw:text-box><text:p><text:span text:style-name="T41">_</text:span></text:p></draw:text-box></draw:frame><draw:frame draw:name="Cadre de texte 89" draw:style-name="gr40" draw:text-style-name="P62" svg:width="0.787cm" svg:height="0.435cm" svg:x="7.834cm" svg:y="1.685cm"><draw:text-box><text:p><text:span text:style-name="T41">_</text:span></text:p></draw:text-box></draw:frame><draw:frame draw:name="Cadre de texte 90" draw:style-name="gr40" draw:text-style-name="P62" svg:width="0.787cm" svg:height="0.435cm" svg:x="7.784cm" svg:y="2.454cm"><draw:text-box><text:p><text:span text:style-name="T41">Free</text:span></text:p></draw:text-box></draw:frame><draw:frame draw:name="Cadre de texte 91" draw:style-name="gr41" draw:text-style-name="P63" svg:width="0.482cm" svg:height="2.924cm" svg:x="7.063cm" svg:y="-0.042cm"><draw:text-box><text:p><text:span text:style-name="T44">0</text:span></text:p><text:p><text:span text:style-name="T44">1</text:span></text:p><text:p><text:span text:style-name="T44"/></text:p><text:p><text:span text:style-name="T44">…</text:span></text:p><text:p><text:span text:style-name="T44"/></text:p><text:p><text:span text:style-name="T44"/></text:p><text:p><text:span text:style-name="T44"/></text:p><text:p><text:span text:style-name="T44">9</text:span></text:p></draw:text-box></draw:frame><draw:frame draw:name="Cadre de texte 92" draw:style-name="gr7" draw:text-style-name="P58" svg:width="1.604cm" svg:height="0.814cm" svg:x="6.022cm" svg:y="-0.654cm"><draw:text-box><text:p><text:span text:style-name="T1"><text:s text:c="3"/></text:span><text:span text:style-name="T1">Index i</text:span></text:p></draw:text-box></draw:frame><draw:frame draw:name="Cadre de texte 93" draw:style-name="gr4" draw:text-style-name="P60" svg:width="1.812cm" svg:height="0.408cm" svg:x="10.255cm" svg:y="2.937cm"><draw:text-box><text:p><text:span text:style-name="T36">EchTab</text:span></text:p></draw:text-box></draw:frame><draw:frame draw:name="Cadre de texte 94" draw:style-name="gr7" draw:text-style-name="P58" svg:width="1.604cm" svg:height="0.814cm" svg:x="7.625cm" svg:y="-0.654cm"><draw:text-box><text:p><text:span text:style-name="T1">Status</text:span></text:p></draw:text-box></draw:frame><draw:frame draw:name="Cadre de texte 95" draw:style-name="gr7" draw:text-style-name="P58" svg:width="1.604cm" svg:height="0.814cm" svg:x="13.381cm" svg:y="-0.638cm"><draw:text-box><text:p><text:span text:style-name="T1">FSM</text:span></text:p></draw:text-box></draw:frame></draw:g>Pour Index de 0 à 9</text:p>
      <text:p text:style-name="P7"><text:s/>Si <text:s/><text:span text:style-name="T3">ExchTab</text:span>[Index] != free </text:p>
      <text:p text:style-name="P7"><text:span text:style-name="T3"><text:s text:c="2"/></text:span>xx_FSM_Progress(Index)</text:p>
      <text:p text:style-name="P7"><text:s/>Fin si</text:p>
      <text:p text:style-name="P7">Fin Pour</text:p>
      <text:p text:style-name="P7"/>
      <text:p text:style-name="P7"/>
      <text:p text:style-name="P7"/>
      <text:h text:style-name="Heading_20_2" text:outline-level="2"><text:bookmark-start text:name="__RefHeading__3616_383917237"/>Architecture logicielle<text:bookmark-end text:name="__RefHeading__3616_383917237"/></text:h>
      <text:p text:style-name="P7"/>
      <text:p text:style-name="P7">La pile de communication que nous développons pour l'application domotique doit avoir un nom :</text:p>
      <text:p text:style-name="P11">FSK_Com_Stack.</text:p>
      <text:p text:style-name="P11"/>
      <text:p text:style-name="P7">L'architecture logicielle sera la suivante</text:p>
      <text:p text:style-name="P11"/>
      <text:p text:style-name="P11"><draw:g text:anchor-type="paragraph" draw:z-index="43" draw:name="DrawObject15" draw:style-name="gr1"><draw:g draw:name="DrawObject13" draw:style-name="gr10"><draw:custom-shape draw:name="Forme 1" draw:style-name="gr34" svg:width="2.617cm" svg:height="0.666cm" svg:x="4.332cm" svg:y="-0.0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5" draw:style-name="gr35" draw:text-style-name="P62" svg:width="2.396cm" svg:height="0.555cm" svg:x="4.552cm" svg:y="0.067cm"><draw:text-box><text:p><text:span text:style-name="T41"><text:s text:c="2"/></text:span><text:span text:style-name="T41">ExchangeCtrl</text:span></text:p></draw:text-box></draw:frame></draw:g><draw:g draw:name="DrawObject 11" draw:style-name="gr10"><draw:custom-shape draw:name="Forme 23" draw:style-name="gr34" svg:width="2.617cm" svg:height="0.666cm" svg:x="4.348cm" svg:y="1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6" draw:style-name="gr35" draw:text-style-name="P62" svg:width="2.396cm" svg:height="0.555cm" svg:x="4.568cm" svg:y="1.305cm"><draw:text-box><text:p><text:span text:style-name="T41"><text:s text:c="9"/></text:span><text:span text:style-name="T41">MAC</text:span></text:p></draw:text-box></draw:frame></draw:g><draw:line draw:name="Ligne verticale 10" draw:style-name="gr3" draw:text-style-name="P57" svg:x1="5.595cm" svg:y1="0.621cm" svg:x2="5.595cm" svg:y2="1.194cm"><text:p/></draw:line></draw:g></text:p>
      <text:p text:style-name="P11"/>
      <text:p text:style-name="P11"/>
      <text:p text:style-name="P11"><draw:line text:anchor-type="paragraph" draw:z-index="44" draw:name="Ligne verticale 11" draw:style-name="gr36" draw:text-style-name="P57" svg:x1="5.565cm" svg:y1="-0.115cm" svg:x2="5.565cm" svg:y2="0.458cm"><text:p/></draw:line></text:p>
      <text:p text:style-name="P11"><draw:g text:anchor-type="paragraph" draw:z-index="42" draw:name="DrawObject 13" draw:style-name="gr1"><draw:custom-shape draw:name="Forme 24" draw:style-name="gr34" svg:width="2.617cm" svg:height="0.666cm" svg:x="4.274cm" svg:y="-0.1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Cadre de texte 7" draw:style-name="gr35" draw:text-style-name="P62" svg:width="2.396cm" svg:height="0.555cm" svg:x="4.494cm" svg:y="-0.072cm"><draw:text-box><text:p><text:span text:style-name="T41"><text:s text:c="6"/></text:span><text:span text:style-name="T41">Phy_UART</text:span></text:p></draw:text-box></draw:frame></draw:g></text:p>
      <text:p text:style-name="P7"/>
      <text:p text:style-name="P7"/>
      <text:p text:style-name="P7"/>
      <text:p text:style-name="P7"/>
      <text:h text:style-name="Heading_20_1" text:outline-level="1"><text:bookmark-start text:name="__RefHeading__3618_383917237"/><text:soft-page-break/>La couche ExchangeControl<text:bookmark-end text:name="__RefHeading__3618_383917237"/></text:h>
      <text:p text:style-name="P7"/>
      <text:p text:style-name="P7">Si on veut généraliser un peu, il faudrait que la couche <text:span text:style-name="T4">ExchangeControl</text:span> puisse gérer plusieurs communications à la fois. Cela implique de mémoriser tout le contexte lié à un échange. </text:p>
      <text:p text:style-name="P7">Ce contexte doit réunir l'état de l'échange, ses caractéristiques (message de départ, message de retour), mais également tout ce qui concerne le graphe d'état associé. A un instant donné, on peut avoir plusieurs FSM qui tournent en même temps.</text:p>
      <text:p text:style-name="P7">On appellera<text:span text:style-name="T2"> Exchange (ou échange)</text:span>, un contexte qui réunit tout ce qui concerne :</text:p>
      <text:list xml:id="list828092117509333803" text:style-name="L10">
        <text:list-item>
          <text:p text:style-name="P46">une requête ou un message asynchrone,</text:p>
        </text:list-item>
        <text:list-item>
          <text:p text:style-name="P46">une donnée ou un simple accusé de réception.</text:p>
        </text:list-item>
      </text:list>
      <text:p text:style-name="P7"/>
      <text:p text:style-name="P7">Créer un échange, c'est créer une donnée complexe contenant le contexte de l'échange. Clôturer, détruire un échange c'est libérer la donnée contenant le contexte associé, la remettre à zéro, placer son Satus à Free..</text:p>
      <text:p text:style-name="P7"/>
      <text:p text:style-name="P7">La pile construite contiendra <text:span text:style-name="T2">10 échanges</text:span> en même temps maximum à chaque instant.</text:p>
      <text:h text:style-name="Heading_20_2" text:outline-level="2"><text:bookmark-start text:name="__RefHeading__3620_383917237"/>Définition des types et variables de la couche ExchangeCtrl<text:bookmark-end text:name="__RefHeading__3620_383917237"/></text:h>
      <text:p text:style-name="P7">Un échange est une donnée complexe, structurée en champs. Pour rappel voici la trame traitée dans la couche ExchangeLayer :</text:p>
      <text:p text:style-name="P20"><text:span text:style-name="T14"><text:s/>|Dest@|ID|Type_LenData|Data|Trial| <text:s text:c="2"/>ou |Dest@|ID|Type_LenData|Data|Trial| </text:span></text:p>
      <text:p text:style-name="P20"><text:span text:style-name="T14"/></text:p>
      <text:p text:style-name="P20"><text:span text:style-name="T14">Le type échange sous forme de ligne :</text:span></text:p>
      <text:p text:style-name="P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column table:style-name="Tableau10.G"/>
        <table:table-column table:style-name="Tableau10.H"/>
        <table:table-column table:style-name="Tableau10.I"/>
        <table:table-column table:style-name="Tableau10.J"/>
        <table:table-row>
          <table:table-cell table:style-name="Tableau10.A1" office:value-type="string">
            <text:p text:style-name="P32">Status</text:p>
          </table:table-cell>
          <table:table-cell table:style-name="Tableau10.A1" office:value-type="string">
            <text:p text:style-name="P32">Org/dest Adr</text:p>
          </table:table-cell>
          <table:table-cell table:style-name="Tableau10.A1" office:value-type="string">
            <text:p text:style-name="P32">ID</text:p>
          </table:table-cell>
          <table:table-cell table:style-name="Tableau10.A1" office:value-type="string">
            <text:p text:style-name="P32">Type</text:p>
          </table:table-cell>
          <table:table-cell table:style-name="Tableau10.A1" office:value-type="string">
            <text:p text:style-name="P32">LenData</text:p>
          </table:table-cell>
          <table:table-cell table:style-name="Tableau10.A1" office:value-type="string">
            <text:p text:style-name="P32">Data[30]</text:p>
          </table:table-cell>
          <table:table-cell table:style-name="Tableau10.A1" office:value-type="string">
            <text:p text:style-name="P32">Trial</text:p>
          </table:table-cell>
          <table:table-cell table:style-name="Tableau10.A1" office:value-type="string">
            <text:p text:style-name="P32">TimeOutDate</text:p>
          </table:table-cell>
          <table:table-cell table:style-name="Tableau10.A1" office:value-type="string">
            <text:p text:style-name="P54">FSM_CurrentState</text:p>
          </table:table-cell>
          <table:table-cell table:style-name="Tableau10.J1" office:value-type="string">
            <text:p text:style-name="P32">FSM_Trans</text:p>
          </table:table-cell>
        </table:table-row>
      </table:table>
      <text:p text:style-name="P55"/>
      <text:p text:style-name="P9"><text:span text:style-name="T33">Type :</text:span><text:span text:style-name="T4"> </text:span><text:span text:style-name="T4">Exchange </text:span>:</text:p>
      <text:list xml:id="list466921692203390316" text:style-name="L11">
        <text:list-item>
          <text:p text:style-name="P47">Enum Status <text:s text:c="5"/></text:p>
        </text:list-item>
        <text:list-item>
          <text:p text:style-name="P47">char OrgAdr</text:p>
        </text:list-item>
        <text:list-item>
          <text:p text:style-name="P47"><draw:frame text:anchor-type="paragraph" draw:z-index="47" draw:style-name="gr42" draw:text-style-name="P64" svg:width="7.07cm" svg:height="1.207cm" svg:x="8.393cm" svg:y="0.069cm"><draw:text-box><text:p><text:span text:style-name="T1">Les champs bleus permettent la gestion de la FSM associée à l'échange</text:span></text:p></draw:text-box></draw:frame>char DestAdr</text:p>
        </text:list-item>
        <text:list-item>
          <text:p text:style-name="P47">char ID</text:p>
        </text:list-item>
        <text:list-item>
          <text:p text:style-name="P47">char Type <text:s/></text:p>
        </text:list-item>
        <text:list-item>
          <text:p text:style-name="P47">char LenData</text:p>
        </text:list-item>
        <text:list-item>
          <text:p text:style-name="P47">char Data[30] <text:s text:c="2"/>30 ?</text:p>
        </text:list-item>
        <text:list-item>
          <text:p text:style-name="P47">char Trial</text:p>
        </text:list-item>
        <text:list-item>
          <text:p text:style-name="P56">int TimeOutDate</text:p>
        </text:list-item>
        <text:list-item>
          <text:p text:style-name="P56">char FSM_CurrentState </text:p>
        </text:list-item>
        <text:list-item>
          <text:p text:style-name="P47"><text:span text:style-name="T34">FSM_Transition_Struct FSM_Trans</text:span></text:p>
        </text:list-item>
      </text:list>
      <text:h text:style-name="Heading_20_3" text:outline-level="3"><text:bookmark-start text:name="__RefHeading__3622_383917237"/><text:soft-page-break/>Gestion des FSM <text:bookmark-end text:name="__RefHeading__3622_383917237"/></text:h>
      <text:p text:style-name="P13"/>
      <text:p text:style-name="P13">Il existera 4 FSM distinctes, Request_FSM, AsyMssg_FSM, Data_FSM et Ack_FSM. Selon le type d'échange, l'une des quatre sera lancée.</text:p>
      <text:p text:style-name="P13">Chaque échange a son propre état courant. Il possède aussi son ensemble de transition. Les 4 FSM partagent cet ensemble. Il est donc nécessaire de recenser et nommer (enum) TOUTES les transitions. Certaines auront un nom commun comme <text:span text:style-name="T4">Start</text:span> par exemple.</text:p>
      <text:p text:style-name="P13"/>
      <text:p text:style-name="P7"><text:span text:style-name="T32">void</text:span> Exch_FSM_Reset (<text:span text:style-name="T32">int </text:span><text:span text:style-name="T25">Exch_Index</text:span>)</text:p>
      <text:p text:style-name="P7"><text:span text:style-name="T3">ExchTab</text:span>[Exch_Index] .CurrentState=Init</text:p>
      <text:p text:style-name="P7"/>
      <text:p text:style-name="P7"><text:span text:style-name="T32">void</text:span> Exch_FSM_Start(<text:span text:style-name="T32">int </text:span><text:span text:style-name="T25">Exch_Index</text:span>)</text:p>
      <text:p text:style-name="P7"><text:span text:style-name="T3">ExchTab</text:span>[Exch_Index] .FSM_Trans.Start=1</text:p>
      <text:p text:style-name="P7"/>
      <text:p text:style-name="P7"><text:span text:style-name="T32">void</text:span> Exch_FSM_Progress (<text:span text:style-name="T32">int </text:span><text:span text:style-name="T25">Exch_Index</text:span>)</text:p>
      <text:p text:style-name="P7">Connaissant Exch_Index, on extrait Type </text:p>
      <text:p text:style-name="P7">Swich type:</text:p>
      <text:p text:style-name="P7">Case type == Req</text:p>
      <text:p text:style-name="P7"><text:tab/>Req_FSM_Progress(<text:span text:style-name="T32">int </text:span><text:span text:style-name="T25">Exch_Index</text:span>)</text:p>
      <text:p text:style-name="P7">Case type == AsyMssg</text:p>
      <text:p text:style-name="P7"><text:tab/>AsyMssg_FSM_Progress(<text:span text:style-name="T32">int </text:span><text:span text:style-name="T25">Exch_Index</text:span>)</text:p>
      <text:p text:style-name="P7">Case type == Data</text:p>
      <text:p text:style-name="P7"><text:tab/>Data_FSM_Progress(<text:span text:style-name="T32">int </text:span><text:span text:style-name="T25">Exch_Index</text:span>)</text:p>
      <text:p text:style-name="P7">Others (Ack )</text:p>
      <text:p text:style-name="P7"><text:tab/>Ack_FSM_Progress(<text:span text:style-name="T32">int </text:span><text:span text:style-name="T25">Exch_Index</text:span>)</text:p>
      <text:p text:style-name="P7">Fin switch</text:p>
      <text:p text:style-name="P7"/>
      <text:p text:style-name="P7"/>
      <text:p text:style-name="P23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1" svg:font-family="Symbol" style:font-family-generic="roman" style:font-pitch="variable" style:font-charset="x-symbol"/>
    <style:font-face style:name="Times New Roman3" svg:font-family="'Times New Roman'" style:font-family-generic="roman" style:font-pitch="variable" style:font-charset="x-symbol"/>
    <style:font-face style:name="OpenSymbol" svg:font-family="OpenSymbol"/>
    <style:font-face style:name="Symbol" svg:font-family="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Times New Roman" fo:font-size="12pt" fo:language="fr" fo:country="FR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10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1-21T19:38:17.26</dc:date>
    <meta:editing-duration>P4DT8H32M34S</meta:editing-duration>
    <meta:editing-cycles>130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10" meta:paragraph-count="173" meta:word-count="2002" meta:character-count="12521"/>
    <meta:user-defined meta:name="Info 1"/>
    <meta:user-defined meta:name="Info 2"/>
    <meta:user-defined meta:name="Info 3"/>
    <meta:user-defined meta:name="Info 4"/>
  </office:meta>
</office:document-meta>
</file>